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76mm"/>
    </style:style>
    <style:style style:name="co2" style:family="table-column">
      <style:table-column-properties fo:break-before="auto" style:column-width="7.04mm"/>
    </style:style>
    <style:style style:name="co3" style:family="table-column">
      <style:table-column-properties fo:break-before="auto" style:column-width="9.01mm"/>
    </style:style>
    <style:style style:name="co4" style:family="table-column">
      <style:table-column-properties fo:break-before="auto" style:column-width="8.6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ext-properties fo:font-weight="bold" style:font-weight-asian="bold" style:font-weight-complex="bold"/>
      <style:map style:condition="cell-content()=1" style:apply-style-name="Good" style:base-cell-address="weights.B2"/>
    </style:style>
    <style:style style:name="ce7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B3"/>
    </style:style>
    <style:style style:name="ce8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B5"/>
    </style:style>
    <style:style style:name="ce9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B18"/>
    </style:style>
    <style:style style:name="ce263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B2"/>
    </style:style>
    <style:style style:name="ce10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B23"/>
    </style:style>
    <style:style style:name="ce11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B25"/>
    </style:style>
    <style:style style:name="ce12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B26"/>
    </style:style>
    <style:style style:name="ce13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B27"/>
    </style:style>
    <style:style style:name="ce14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B29"/>
    </style:style>
    <style:style style:name="ce15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B33"/>
    </style:style>
    <style:style style:name="ce16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B37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272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C2"/>
    </style:style>
    <style:style style:name="ce273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B2"/>
    </style:style>
    <style:style style:name="ce19" style:family="table-cell" style:parent-style-name="Default">
      <style:text-properties fo:font-size="7pt" style:font-size-asian="7pt" style:font-size-complex="7pt"/>
    </style:style>
    <style:style style:name="ce275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B2"/>
    </style:style>
    <style:style style:name="ce20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D5"/>
    </style:style>
    <style:style style:name="ce21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D18"/>
    </style:style>
    <style:style style:name="ce22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D23"/>
    </style:style>
    <style:style style:name="ce23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D25"/>
    </style:style>
    <style:style style:name="ce24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D26"/>
    </style:style>
    <style:style style:name="ce25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D27"/>
    </style:style>
    <style:style style:name="ce26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D29"/>
    </style:style>
    <style:style style:name="ce27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D33"/>
    </style:style>
    <style:style style:name="ce28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D37"/>
    </style:style>
    <style:style style:name="ce29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E2"/>
    </style:style>
    <style:style style:name="ce30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E3"/>
    </style:style>
    <style:style style:name="ce31" style:family="table-cell" style:parent-style-name="Default">
      <style:text-properties fo:font-size="7pt" style:font-size-asian="7pt" style:font-size-complex="7pt"/>
    </style:style>
    <style:style style:name="ce32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F5"/>
    </style:style>
    <style:style style:name="ce33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F18"/>
    </style:style>
    <style:style style:name="ce34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F23"/>
    </style:style>
    <style:style style:name="ce35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F25"/>
    </style:style>
    <style:style style:name="ce36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F26"/>
    </style:style>
    <style:style style:name="ce37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F27"/>
    </style:style>
    <style:style style:name="ce38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F29"/>
    </style:style>
    <style:style style:name="ce39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F33"/>
    </style:style>
    <style:style style:name="ce40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F37"/>
    </style:style>
    <style:style style:name="ce41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G5"/>
    </style:style>
    <style:style style:name="ce42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G18"/>
    </style:style>
    <style:style style:name="ce43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G23"/>
    </style:style>
    <style:style style:name="ce44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G25"/>
    </style:style>
    <style:style style:name="ce45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G26"/>
    </style:style>
    <style:style style:name="ce46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G27"/>
    </style:style>
    <style:style style:name="ce47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G29"/>
    </style:style>
    <style:style style:name="ce48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G33"/>
    </style:style>
    <style:style style:name="ce49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G37"/>
    </style:style>
    <style:style style:name="ce50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H5"/>
    </style:style>
    <style:style style:name="ce51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H18"/>
    </style:style>
    <style:style style:name="ce52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H23"/>
    </style:style>
    <style:style style:name="ce53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H25"/>
    </style:style>
    <style:style style:name="ce54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H26"/>
    </style:style>
    <style:style style:name="ce55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H27"/>
    </style:style>
    <style:style style:name="ce56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H29"/>
    </style:style>
    <style:style style:name="ce57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H33"/>
    </style:style>
    <style:style style:name="ce58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H37"/>
    </style:style>
    <style:style style:name="ce59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I5"/>
    </style:style>
    <style:style style:name="ce60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I18"/>
    </style:style>
    <style:style style:name="ce61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I23"/>
    </style:style>
    <style:style style:name="ce62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I25"/>
    </style:style>
    <style:style style:name="ce63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I26"/>
    </style:style>
    <style:style style:name="ce64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I27"/>
    </style:style>
    <style:style style:name="ce65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I29"/>
    </style:style>
    <style:style style:name="ce66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I33"/>
    </style:style>
    <style:style style:name="ce67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I37"/>
    </style:style>
    <style:style style:name="ce68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J5"/>
    </style:style>
    <style:style style:name="ce69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J18"/>
    </style:style>
    <style:style style:name="ce70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J23"/>
    </style:style>
    <style:style style:name="ce71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J25"/>
    </style:style>
    <style:style style:name="ce72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J26"/>
    </style:style>
    <style:style style:name="ce73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J27"/>
    </style:style>
    <style:style style:name="ce74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J29"/>
    </style:style>
    <style:style style:name="ce75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J33"/>
    </style:style>
    <style:style style:name="ce76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J37"/>
    </style:style>
    <style:style style:name="ce77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K5"/>
    </style:style>
    <style:style style:name="ce78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K18"/>
    </style:style>
    <style:style style:name="ce79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K23"/>
    </style:style>
    <style:style style:name="ce80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K25"/>
    </style:style>
    <style:style style:name="ce81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K26"/>
    </style:style>
    <style:style style:name="ce82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K27"/>
    </style:style>
    <style:style style:name="ce83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K29"/>
    </style:style>
    <style:style style:name="ce84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K33"/>
    </style:style>
    <style:style style:name="ce85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K37"/>
    </style:style>
    <style:style style:name="ce86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L5"/>
    </style:style>
    <style:style style:name="ce87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L18"/>
    </style:style>
    <style:style style:name="ce88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L23"/>
    </style:style>
    <style:style style:name="ce89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L25"/>
    </style:style>
    <style:style style:name="ce90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L26"/>
    </style:style>
    <style:style style:name="ce91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L27"/>
    </style:style>
    <style:style style:name="ce92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L29"/>
    </style:style>
    <style:style style:name="ce93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L33"/>
    </style:style>
    <style:style style:name="ce94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L37"/>
    </style:style>
    <style:style style:name="ce95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M5"/>
    </style:style>
    <style:style style:name="ce96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M18"/>
    </style:style>
    <style:style style:name="ce97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M23"/>
    </style:style>
    <style:style style:name="ce98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M25"/>
    </style:style>
    <style:style style:name="ce99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M26"/>
    </style:style>
    <style:style style:name="ce100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M27"/>
    </style:style>
    <style:style style:name="ce101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M29"/>
    </style:style>
    <style:style style:name="ce102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M33"/>
    </style:style>
    <style:style style:name="ce103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M37"/>
    </style:style>
    <style:style style:name="ce104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N5"/>
    </style:style>
    <style:style style:name="ce105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N18"/>
    </style:style>
    <style:style style:name="ce106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N23"/>
    </style:style>
    <style:style style:name="ce107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N25"/>
    </style:style>
    <style:style style:name="ce108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N26"/>
    </style:style>
    <style:style style:name="ce109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N27"/>
    </style:style>
    <style:style style:name="ce110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N29"/>
    </style:style>
    <style:style style:name="ce111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N33"/>
    </style:style>
    <style:style style:name="ce112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N37"/>
    </style:style>
    <style:style style:name="ce113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O5"/>
    </style:style>
    <style:style style:name="ce114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O18"/>
    </style:style>
    <style:style style:name="ce115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O23"/>
    </style:style>
    <style:style style:name="ce116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O25"/>
    </style:style>
    <style:style style:name="ce117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O26"/>
    </style:style>
    <style:style style:name="ce118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O27"/>
    </style:style>
    <style:style style:name="ce119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O29"/>
    </style:style>
    <style:style style:name="ce120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O33"/>
    </style:style>
    <style:style style:name="ce121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O37"/>
    </style:style>
    <style:style style:name="ce122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P5"/>
    </style:style>
    <style:style style:name="ce123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P18"/>
    </style:style>
    <style:style style:name="ce124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P23"/>
    </style:style>
    <style:style style:name="ce125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P25"/>
    </style:style>
    <style:style style:name="ce126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P26"/>
    </style:style>
    <style:style style:name="ce127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P27"/>
    </style:style>
    <style:style style:name="ce128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P29"/>
    </style:style>
    <style:style style:name="ce129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P33"/>
    </style:style>
    <style:style style:name="ce130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P37"/>
    </style:style>
    <style:style style:name="ce131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Q5"/>
    </style:style>
    <style:style style:name="ce132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Q18"/>
    </style:style>
    <style:style style:name="ce133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Q23"/>
    </style:style>
    <style:style style:name="ce134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Q25"/>
    </style:style>
    <style:style style:name="ce135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Q26"/>
    </style:style>
    <style:style style:name="ce136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Q27"/>
    </style:style>
    <style:style style:name="ce137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Q29"/>
    </style:style>
    <style:style style:name="ce138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Q33"/>
    </style:style>
    <style:style style:name="ce139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Q37"/>
    </style:style>
    <style:style style:name="ce140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R2"/>
    </style:style>
    <style:style style:name="ce141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R3"/>
    </style:style>
    <style:style style:name="ce142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S2"/>
    </style:style>
    <style:style style:name="ce143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S3"/>
    </style:style>
    <style:style style:name="ce144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T5"/>
    </style:style>
    <style:style style:name="ce145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T18"/>
    </style:style>
    <style:style style:name="ce146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T23"/>
    </style:style>
    <style:style style:name="ce147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T25"/>
    </style:style>
    <style:style style:name="ce148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T26"/>
    </style:style>
    <style:style style:name="ce149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T27"/>
    </style:style>
    <style:style style:name="ce150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T29"/>
    </style:style>
    <style:style style:name="ce151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T33"/>
    </style:style>
    <style:style style:name="ce152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T37"/>
    </style:style>
    <style:style style:name="ce153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U2"/>
    </style:style>
    <style:style style:name="ce154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U3"/>
    </style:style>
    <style:style style:name="ce155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V5"/>
    </style:style>
    <style:style style:name="ce156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V18"/>
    </style:style>
    <style:style style:name="ce157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V23"/>
    </style:style>
    <style:style style:name="ce158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V25"/>
    </style:style>
    <style:style style:name="ce159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V26"/>
    </style:style>
    <style:style style:name="ce160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V27"/>
    </style:style>
    <style:style style:name="ce161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V29"/>
    </style:style>
    <style:style style:name="ce162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V33"/>
    </style:style>
    <style:style style:name="ce163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V37"/>
    </style:style>
    <style:style style:name="ce164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W2"/>
    </style:style>
    <style:style style:name="ce165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W3"/>
    </style:style>
    <style:style style:name="ce166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X5"/>
    </style:style>
    <style:style style:name="ce167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X18"/>
    </style:style>
    <style:style style:name="ce168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X23"/>
    </style:style>
    <style:style style:name="ce169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X25"/>
    </style:style>
    <style:style style:name="ce170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X26"/>
    </style:style>
    <style:style style:name="ce171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X27"/>
    </style:style>
    <style:style style:name="ce172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X29"/>
    </style:style>
    <style:style style:name="ce173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X33"/>
    </style:style>
    <style:style style:name="ce174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X37"/>
    </style:style>
    <style:style style:name="ce175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Y2"/>
    </style:style>
    <style:style style:name="ce176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Y3"/>
    </style:style>
    <style:style style:name="ce177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Z2"/>
    </style:style>
    <style:style style:name="ce178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Z3"/>
    </style:style>
    <style:style style:name="ce179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A2"/>
    </style:style>
    <style:style style:name="ce180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A3"/>
    </style:style>
    <style:style style:name="ce181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B5"/>
    </style:style>
    <style:style style:name="ce182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B18"/>
    </style:style>
    <style:style style:name="ce183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B23"/>
    </style:style>
    <style:style style:name="ce184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B25"/>
    </style:style>
    <style:style style:name="ce185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B26"/>
    </style:style>
    <style:style style:name="ce186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B27"/>
    </style:style>
    <style:style style:name="ce187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B29"/>
    </style:style>
    <style:style style:name="ce188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B33"/>
    </style:style>
    <style:style style:name="ce189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B37"/>
    </style:style>
    <style:style style:name="ce190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C2"/>
    </style:style>
    <style:style style:name="ce191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C3"/>
    </style:style>
    <style:style style:name="ce192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D5"/>
    </style:style>
    <style:style style:name="ce193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D18"/>
    </style:style>
    <style:style style:name="ce194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D23"/>
    </style:style>
    <style:style style:name="ce195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D25"/>
    </style:style>
    <style:style style:name="ce196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D26"/>
    </style:style>
    <style:style style:name="ce197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D27"/>
    </style:style>
    <style:style style:name="ce198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D29"/>
    </style:style>
    <style:style style:name="ce199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D33"/>
    </style:style>
    <style:style style:name="ce200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D37"/>
    </style:style>
    <style:style style:name="ce201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E5"/>
    </style:style>
    <style:style style:name="ce202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E18"/>
    </style:style>
    <style:style style:name="ce203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E23"/>
    </style:style>
    <style:style style:name="ce204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E25"/>
    </style:style>
    <style:style style:name="ce205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E26"/>
    </style:style>
    <style:style style:name="ce206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E27"/>
    </style:style>
    <style:style style:name="ce207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E29"/>
    </style:style>
    <style:style style:name="ce208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E33"/>
    </style:style>
    <style:style style:name="ce209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E37"/>
    </style:style>
    <style:style style:name="ce210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F5"/>
    </style:style>
    <style:style style:name="ce211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F18"/>
    </style:style>
    <style:style style:name="ce212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F23"/>
    </style:style>
    <style:style style:name="ce213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F25"/>
    </style:style>
    <style:style style:name="ce214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F26"/>
    </style:style>
    <style:style style:name="ce215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F27"/>
    </style:style>
    <style:style style:name="ce216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F29"/>
    </style:style>
    <style:style style:name="ce217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F33"/>
    </style:style>
    <style:style style:name="ce218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F37"/>
    </style:style>
    <style:style style:name="ce219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G2"/>
    </style:style>
    <style:style style:name="ce220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G3"/>
    </style:style>
    <style:style style:name="ce221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H5"/>
    </style:style>
    <style:style style:name="ce222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H18"/>
    </style:style>
    <style:style style:name="ce223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H23"/>
    </style:style>
    <style:style style:name="ce224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H25"/>
    </style:style>
    <style:style style:name="ce225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H26"/>
    </style:style>
    <style:style style:name="ce226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H27"/>
    </style:style>
    <style:style style:name="ce227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H29"/>
    </style:style>
    <style:style style:name="ce228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H33"/>
    </style:style>
    <style:style style:name="ce229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H37"/>
    </style:style>
    <style:style style:name="ce230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I5"/>
    </style:style>
    <style:style style:name="ce231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I18"/>
    </style:style>
    <style:style style:name="ce232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I23"/>
    </style:style>
    <style:style style:name="ce233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I25"/>
    </style:style>
    <style:style style:name="ce234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I26"/>
    </style:style>
    <style:style style:name="ce235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I27"/>
    </style:style>
    <style:style style:name="ce236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I29"/>
    </style:style>
    <style:style style:name="ce237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I33"/>
    </style:style>
    <style:style style:name="ce238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I37"/>
    </style:style>
    <style:style style:name="ce239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J5"/>
    </style:style>
    <style:style style:name="ce240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J18"/>
    </style:style>
    <style:style style:name="ce241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J23"/>
    </style:style>
    <style:style style:name="ce242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J25"/>
    </style:style>
    <style:style style:name="ce243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J26"/>
    </style:style>
    <style:style style:name="ce244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J27"/>
    </style:style>
    <style:style style:name="ce245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J29"/>
    </style:style>
    <style:style style:name="ce246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J33"/>
    </style:style>
    <style:style style:name="ce247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J37"/>
    </style:style>
    <style:style style:name="ce248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K2"/>
    </style:style>
    <style:style style:name="ce249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K3"/>
    </style:style>
    <style:style style:name="ce250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L5"/>
    </style:style>
    <style:style style:name="ce251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L18"/>
    </style:style>
    <style:style style:name="ce252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L23"/>
    </style:style>
    <style:style style:name="ce253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L25"/>
    </style:style>
    <style:style style:name="ce254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L26"/>
    </style:style>
    <style:style style:name="ce255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L27"/>
    </style:style>
    <style:style style:name="ce256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L29"/>
    </style:style>
    <style:style style:name="ce257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L33"/>
    </style:style>
    <style:style style:name="ce258" style:family="table-cell" style:parent-style-name="Default">
      <style:text-properties fo:font-size="7pt" fo:font-weight="bold" style:font-size-asian="7pt" style:font-weight-asian="bold" style:font-size-complex="7pt" style:font-weight-complex="bold"/>
      <style:map style:condition="cell-content()=1" style:apply-style-name="Good" style:base-cell-address="weights.AL37"/>
    </style:style>
    <style:style style:name="ce259" style:family="table-cell" style:parent-style-name="Default">
      <style:text-properties fo:font-weight="bold" style:font-weight-asian="bold" style:font-weight-complex="bold"/>
      <style:map style:condition="cell-content()!=7" style:apply-style-name="Error" style:base-cell-address="weights.AM2"/>
    </style:style>
    <style:style style:name="ce260" style:family="table-cell" style:parent-style-name="Default">
      <style:text-properties fo:font-size="7pt" style:font-size-asian="7pt" style:font-size-complex="7pt"/>
      <style:map style:condition="cell-content()!=7" style:apply-style-name="Error" style:base-cell-address="weights.AM2"/>
    </style:style>
  </office:automatic-styles>
  <office:body>
    <office:spreadsheet>
      <table:calculation-settings table:automatic-find-labels="false" table:use-regular-expressions="false" table:use-wildcards="true"/>
      <table:table table:name="weights" table:style-name="ta1">
        <table:table-column table:style-name="co1" table:default-cell-style-name="Default"/>
        <table:table-column table:style-name="co2" table:default-cell-style-name="ce4"/>
        <table:table-column table:style-name="co2" table:default-cell-style-name="ce5"/>
        <table:table-column table:style-name="co2" table:default-cell-style-name="ce4"/>
        <table:table-column table:style-name="co2" table:default-cell-style-name="ce5"/>
        <table:table-column table:style-name="co2" table:number-columns-repeated="5" table:default-cell-style-name="ce4"/>
        <table:table-column table:style-name="co3" table:default-cell-style-name="ce4"/>
        <table:table-column table:style-name="co4" table:default-cell-style-name="ce4"/>
        <table:table-column table:style-name="co3" table:number-columns-repeated="5" table:default-cell-style-name="ce4"/>
        <table:table-column table:style-name="co3" table:number-columns-repeated="2" table:default-cell-style-name="ce5"/>
        <table:table-column table:style-name="co3" table:default-cell-style-name="ce4"/>
        <table:table-column table:style-name="co3" table:default-cell-style-name="ce5"/>
        <table:table-column table:style-name="co3" table:default-cell-style-name="ce4"/>
        <table:table-column table:style-name="co3" table:default-cell-style-name="ce5"/>
        <table:table-column table:style-name="co3" table:default-cell-style-name="ce4"/>
        <table:table-column table:style-name="co3" table:number-columns-repeated="3" table:default-cell-style-name="ce5"/>
        <table:table-column table:style-name="co3" table:default-cell-style-name="ce4"/>
        <table:table-column table:style-name="co3" table:default-cell-style-name="ce5"/>
        <table:table-column table:style-name="co3" table:number-columns-repeated="3" table:default-cell-style-name="ce4"/>
        <table:table-column table:style-name="co3" table:default-cell-style-name="ce5"/>
        <table:table-column table:style-name="co3" table:number-columns-repeated="3" table:default-cell-style-name="ce4"/>
        <table:table-column table:style-name="co3" table:default-cell-style-name="ce5"/>
        <table:table-column table:style-name="co3" table:default-cell-style-name="ce4"/>
        <table:table-column table:style-name="co5" table:number-columns-repeated="986" table:default-cell-style-name="Default"/>
        <table:table-row table:style-name="ro1">
          <table:table-cell/>
          <table:table-cell office:value-type="string" calcext:value-type="string">
            <text:p>BG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UK</text:p>
          </table:table-cell>
          <table:table-cell table:number-columns-repeated="986"/>
        </table:table-row>
        <table:table-row table:style-name="ro1">
          <table:table-cell table:style-name="ce4" office:value-type="string" calcext:value-type="string">
            <text:p>BG</text:p>
          </table:table-cell>
          <table:table-cell table:style-name="ce6" office:value-type="float" office:value="0" calcext:value-type="float">
            <text:p>0</text:p>
          </table:table-cell>
          <table:table-cell table:style-name="ce27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style-name="ce17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4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59" table:formula="of:=SUM([.A2:.AL2])" office:value-type="float" office:value="7" calcext:value-type="float">
            <text:p>7</text:p>
          </table:table-cell>
          <table:table-cell table:style-name="ce4" table:number-columns-repeated="985"/>
        </table:table-row>
        <table:table-row table:style-name="ro1">
          <table:table-cell table:style-name="ce5" office:value-type="string" calcext:value-type="string">
            <text:p>CH</text:p>
          </table:table-cell>
          <table:table-cell table:style-name="ce7" office:value-type="float" office:value="0" calcext:value-type="float">
            <text:p>0</text:p>
          </table:table-cell>
          <table:table-cell table:style-name="ce273" office:value-type="float" office:value="0" calcext:value-type="float">
            <text:p>0</text:p>
          </table:table-cell>
          <table:table-cell table:style-name="ce275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2" table:style-name="ce275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275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275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275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275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3" table:style-name="ce275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2" table:style-name="ce27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4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60" table:formula="of:=SUM([.A3:.AL3])" office:value-type="float" office:value="0" calcext:value-type="float">
            <text:p>0</text:p>
          </table:table-cell>
          <table:table-cell table:style-name="ce5" table:number-columns-repeated="985"/>
        </table:table-row>
        <table:table-row table:style-name="ro1">
          <table:table-cell table:style-name="ce4" office:value-type="string" calcext:value-type="string">
            <text:p>CY</text:p>
          </table:table-cell>
          <table:table-cell table:style-name="ce6" office:value-type="float" office:value="1" calcext:value-type="float">
            <text:p>1</text:p>
          </table:table-cell>
          <table:table-cell table:style-name="ce27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2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49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59" table:formula="of:=SUM([.A4:.AL4])" office:value-type="float" office:value="7" calcext:value-type="float">
            <text:p>7</text:p>
          </table:table-cell>
          <table:table-cell table:style-name="ce4" table:number-columns-repeated="985"/>
        </table:table-row>
        <table:table-row table:style-name="ro1">
          <table:table-cell table:style-name="ce5" office:value-type="string" calcext:value-type="string">
            <text:p>AL</text:p>
          </table:table-cell>
          <table:table-cell table:style-name="ce8" office:value-type="float" office:value="0" calcext:value-type="float">
            <text:p>0</text:p>
          </table:table-cell>
          <table:table-cell table:style-name="ce27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6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192" office:value-type="float" office:value="0" calcext:value-type="float">
            <text:p>0</text:p>
          </table:table-cell>
          <table:table-cell table:style-name="ce201" office:value-type="float" office:value="0" calcext:value-type="float">
            <text:p>0</text:p>
          </table:table-cell>
          <table:table-cell table:style-name="ce210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30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249" office:value-type="float" office:value="0" calcext:value-type="float">
            <text:p>0</text:p>
          </table:table-cell>
          <table:table-cell table:style-name="ce250" office:value-type="float" office:value="0" calcext:value-type="float">
            <text:p>0</text:p>
          </table:table-cell>
          <table:table-cell table:style-name="ce260" table:formula="of:=SUM([.A5:.AL5])" office:value-type="float" office:value="0" calcext:value-type="float">
            <text:p>0</text:p>
          </table:table-cell>
          <table:table-cell table:style-name="ce5" table:number-columns-repeated="985"/>
        </table:table-row>
        <table:table-row table:style-name="ro1">
          <table:table-cell table:style-name="ce4" office:value-type="string" calcext:value-type="string">
            <text:p>CZ</text:p>
          </table:table-cell>
          <table:table-cell table:style-name="ce6" office:value-type="float" office:value="0" calcext:value-type="float">
            <text:p>0</text:p>
          </table:table-cell>
          <table:table-cell table:style-name="ce27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4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59" table:formula="of:=SUM([.A6:.AL6])" office:value-type="float" office:value="7" calcext:value-type="float">
            <text:p>7</text:p>
          </table:table-cell>
          <table:table-cell table:style-name="ce4" table:number-columns-repeated="985"/>
        </table:table-row>
        <table:table-row table:style-name="ro1">
          <table:table-cell table:style-name="ce4" office:value-type="string" calcext:value-type="string">
            <text:p>BE</text:p>
          </table:table-cell>
          <table:table-cell table:style-name="ce6" office:value-type="float" office:value="0" calcext:value-type="float">
            <text:p>0</text:p>
          </table:table-cell>
          <table:table-cell table:style-name="ce27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9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59" table:formula="of:=SUM([.A7:.AL7])" office:value-type="float" office:value="7" calcext:value-type="float">
            <text:p>7</text:p>
          </table:table-cell>
          <table:table-cell table:style-name="ce4" table:number-columns-repeated="985"/>
        </table:table-row>
        <table:table-row table:style-name="ro1">
          <table:table-cell table:style-name="ce4" office:value-type="string" calcext:value-type="string">
            <text:p>AT</text:p>
          </table:table-cell>
          <table:table-cell table:style-name="ce6" office:value-type="float" office:value="0" calcext:value-type="float">
            <text:p>0</text:p>
          </table:table-cell>
          <table:table-cell table:style-name="ce27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4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59" table:formula="of:=SUM([.A8:.AL8])" office:value-type="float" office:value="7" calcext:value-type="float">
            <text:p>7</text:p>
          </table:table-cell>
          <table:table-cell table:style-name="ce4" table:number-columns-repeated="985"/>
        </table:table-row>
        <table:table-row table:style-name="ro1">
          <table:table-cell table:style-name="ce4" office:value-type="string" calcext:value-type="string">
            <text:p>DE</text:p>
          </table:table-cell>
          <table:table-cell table:style-name="ce6" office:value-type="float" office:value="0" calcext:value-type="float">
            <text:p>0</text:p>
          </table:table-cell>
          <table:table-cell table:style-name="ce27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9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59" table:formula="of:=SUM([.A9:.AL9])" office:value-type="float" office:value="7" calcext:value-type="float">
            <text:p>7</text:p>
          </table:table-cell>
          <table:table-cell table:style-name="ce4" table:number-columns-repeated="985"/>
        </table:table-row>
        <table:table-row table:style-name="ro1">
          <table:table-cell table:style-name="ce4" office:value-type="string" calcext:value-type="string">
            <text:p>DK</text:p>
          </table:table-cell>
          <table:table-cell table:style-name="ce6" office:value-type="float" office:value="0" calcext:value-type="float">
            <text:p>0</text:p>
          </table:table-cell>
          <table:table-cell table:style-name="ce27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4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59" table:formula="of:=SUM([.A10:.AL10])" office:value-type="float" office:value="7" calcext:value-type="float">
            <text:p>7</text:p>
          </table:table-cell>
          <table:table-cell table:style-name="ce4" table:number-columns-repeated="985"/>
        </table:table-row>
        <table:table-row table:style-name="ro1">
          <table:table-cell table:style-name="ce4" office:value-type="string" calcext:value-type="string">
            <text:p>EE</text:p>
          </table:table-cell>
          <table:table-cell table:style-name="ce6" office:value-type="float" office:value="0" calcext:value-type="float">
            <text:p>0</text:p>
          </table:table-cell>
          <table:table-cell table:style-name="ce27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6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6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4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59" table:formula="of:=SUM([.A11:.AL11])" office:value-type="float" office:value="7" calcext:value-type="float">
            <text:p>7</text:p>
          </table:table-cell>
          <table:table-cell table:style-name="ce4" table:number-columns-repeated="985"/>
        </table:table-row>
        <table:table-row table:style-name="ro1">
          <table:table-cell table:style-name="ce4" office:value-type="string" calcext:value-type="string">
            <text:p>EL</text:p>
          </table:table-cell>
          <table:table-cell table:style-name="ce6" office:value-type="float" office:value="1" calcext:value-type="float">
            <text:p>1</text:p>
          </table:table-cell>
          <table:table-cell table:style-name="ce27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2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49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59" table:formula="of:=SUM([.A12:.AL12])" office:value-type="float" office:value="7" calcext:value-type="float">
            <text:p>7</text:p>
          </table:table-cell>
          <table:table-cell table:style-name="ce4" table:number-columns-repeated="985"/>
        </table:table-row>
        <table:table-row table:style-name="ro1">
          <table:table-cell table:style-name="ce4" office:value-type="string" calcext:value-type="string">
            <text:p>ES</text:p>
          </table:table-cell>
          <table:table-cell table:style-name="ce6" office:value-type="float" office:value="0" calcext:value-type="float">
            <text:p>0</text:p>
          </table:table-cell>
          <table:table-cell table:style-name="ce27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9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59" table:formula="of:=SUM([.A13:.AL13])" office:value-type="float" office:value="7" calcext:value-type="float">
            <text:p>7</text:p>
          </table:table-cell>
          <table:table-cell table:style-name="ce4" table:number-columns-repeated="985"/>
        </table:table-row>
        <table:table-row table:style-name="ro1">
          <table:table-cell table:style-name="ce4" office:value-type="string" calcext:value-type="string">
            <text:p>FI</text:p>
          </table:table-cell>
          <table:table-cell table:style-name="ce6" office:value-type="float" office:value="0" calcext:value-type="float">
            <text:p>0</text:p>
          </table:table-cell>
          <table:table-cell table:style-name="ce27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6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6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49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59" table:formula="of:=SUM([.A14:.AL14])" office:value-type="float" office:value="7" calcext:value-type="float">
            <text:p>7</text:p>
          </table:table-cell>
          <table:table-cell table:style-name="ce4" table:number-columns-repeated="985"/>
        </table:table-row>
        <table:table-row table:style-name="ro1">
          <table:table-cell table:style-name="ce4" office:value-type="string" calcext:value-type="string">
            <text:p>HR</text:p>
          </table:table-cell>
          <table:table-cell table:style-name="ce6" office:value-type="float" office:value="1" calcext:value-type="float">
            <text:p>1</text:p>
          </table:table-cell>
          <table:table-cell table:style-name="ce27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2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4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59" table:formula="of:=SUM([.A15:.AL15])" office:value-type="float" office:value="7" calcext:value-type="float">
            <text:p>7</text:p>
          </table:table-cell>
          <table:table-cell table:style-name="ce4" table:number-columns-repeated="985"/>
        </table:table-row>
        <table:table-row table:style-name="ro1">
          <table:table-cell table:style-name="ce4" office:value-type="string" calcext:value-type="string">
            <text:p>FR</text:p>
          </table:table-cell>
          <table:table-cell table:style-name="ce6" office:value-type="float" office:value="0" calcext:value-type="float">
            <text:p>0</text:p>
          </table:table-cell>
          <table:table-cell table:style-name="ce27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9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59" table:formula="of:=SUM([.A16:.AL16])" office:value-type="float" office:value="7" calcext:value-type="float">
            <text:p>7</text:p>
          </table:table-cell>
          <table:table-cell table:style-name="ce4" table:number-columns-repeated="985"/>
        </table:table-row>
        <table:table-row table:style-name="ro1">
          <table:table-cell table:style-name="ce4" office:value-type="string" calcext:value-type="string">
            <text:p>HU</text:p>
          </table:table-cell>
          <table:table-cell table:style-name="ce6" office:value-type="float" office:value="1" calcext:value-type="float">
            <text:p>1</text:p>
          </table:table-cell>
          <table:table-cell table:style-name="ce27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2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4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59" table:formula="of:=SUM([.A17:.AL17])" office:value-type="float" office:value="7" calcext:value-type="float">
            <text:p>7</text:p>
          </table:table-cell>
          <table:table-cell table:style-name="ce4" table:number-columns-repeated="985"/>
        </table:table-row>
        <table:table-row table:style-name="ro1">
          <table:table-cell table:style-name="ce5" office:value-type="string" calcext:value-type="string">
            <text:p>IE</text:p>
          </table:table-cell>
          <table:table-cell table:style-name="ce9" office:value-type="float" office:value="0" calcext:value-type="float">
            <text:p>0</text:p>
          </table:table-cell>
          <table:table-cell table:style-name="ce273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82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202" office:value-type="float" office:value="0" calcext:value-type="float">
            <text:p>0</text:p>
          </table:table-cell>
          <table:table-cell table:style-name="ce211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222" office:value-type="float" office:value="0" calcext:value-type="float">
            <text:p>0</text:p>
          </table:table-cell>
          <table:table-cell table:style-name="ce231" office:value-type="float" office:value="0" calcext:value-type="float">
            <text:p>0</text:p>
          </table:table-cell>
          <table:table-cell table:style-name="ce240" office:value-type="float" office:value="0" calcext:value-type="float">
            <text:p>0</text:p>
          </table:table-cell>
          <table:table-cell table:style-name="ce249" office:value-type="float" office:value="0" calcext:value-type="float">
            <text:p>0</text:p>
          </table:table-cell>
          <table:table-cell table:style-name="ce251" office:value-type="float" office:value="0" calcext:value-type="float">
            <text:p>0</text:p>
          </table:table-cell>
          <table:table-cell table:style-name="ce260" table:formula="of:=SUM([.A18:.AL18])" office:value-type="float" office:value="0" calcext:value-type="float">
            <text:p>0</text:p>
          </table:table-cell>
          <table:table-cell table:style-name="ce5" table:number-columns-repeated="985"/>
        </table:table-row>
        <table:table-row table:style-name="ro1">
          <table:table-cell table:style-name="ce5" office:value-type="string" calcext:value-type="string">
            <text:p>IS</text:p>
          </table:table-cell>
          <table:table-cell table:style-name="ce263" office:value-type="float" office:value="0" calcext:value-type="float">
            <text:p>0</text:p>
          </table:table-cell>
          <table:table-cell table:style-name="ce273" office:value-type="float" office:value="0" calcext:value-type="float">
            <text:p>0</text:p>
          </table:table-cell>
          <table:table-cell table:style-name="ce263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2" table:style-name="ce26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263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263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263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263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3" table:style-name="ce263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3" table:style-name="ce263" office:value-type="float" office:value="0" calcext:value-type="float">
            <text:p>0</text:p>
          </table:table-cell>
          <table:table-cell table:style-name="ce249" office:value-type="float" office:value="0" calcext:value-type="float">
            <text:p>0</text:p>
          </table:table-cell>
          <table:table-cell table:style-name="ce263" office:value-type="float" office:value="0" calcext:value-type="float">
            <text:p>0</text:p>
          </table:table-cell>
          <table:table-cell table:style-name="ce260" table:formula="of:=SUM([.A19:.AL19])" office:value-type="float" office:value="0" calcext:value-type="float">
            <text:p>0</text:p>
          </table:table-cell>
          <table:table-cell table:style-name="ce5" table:number-columns-repeated="985"/>
        </table:table-row>
        <table:table-row table:style-name="ro1">
          <table:table-cell table:style-name="ce4" office:value-type="string" calcext:value-type="string">
            <text:p>IT</text:p>
          </table:table-cell>
          <table:table-cell table:style-name="ce6" office:value-type="float" office:value="0" calcext:value-type="float">
            <text:p>0</text:p>
          </table:table-cell>
          <table:table-cell table:style-name="ce27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4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59" table:formula="of:=SUM([.A20:.AL20])" office:value-type="float" office:value="7" calcext:value-type="float">
            <text:p>7</text:p>
          </table:table-cell>
          <table:table-cell table:style-name="ce4" table:number-columns-repeated="985"/>
        </table:table-row>
        <table:table-row table:style-name="ro1">
          <table:table-cell table:style-name="ce5" office:value-type="string" calcext:value-type="string">
            <text:p>LI</text:p>
          </table:table-cell>
          <table:table-cell table:style-name="ce263" office:value-type="float" office:value="0" calcext:value-type="float">
            <text:p>0</text:p>
          </table:table-cell>
          <table:table-cell table:style-name="ce273" office:value-type="float" office:value="0" calcext:value-type="float">
            <text:p>0</text:p>
          </table:table-cell>
          <table:table-cell table:style-name="ce263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2" table:style-name="ce26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263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263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263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263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3" table:style-name="ce263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3" table:style-name="ce263" office:value-type="float" office:value="0" calcext:value-type="float">
            <text:p>0</text:p>
          </table:table-cell>
          <table:table-cell table:style-name="ce249" office:value-type="float" office:value="0" calcext:value-type="float">
            <text:p>0</text:p>
          </table:table-cell>
          <table:table-cell table:style-name="ce263" office:value-type="float" office:value="0" calcext:value-type="float">
            <text:p>0</text:p>
          </table:table-cell>
          <table:table-cell table:style-name="ce260" table:formula="of:=SUM([.A21:.AL21])" office:value-type="float" office:value="0" calcext:value-type="float">
            <text:p>0</text:p>
          </table:table-cell>
          <table:table-cell table:style-name="ce5" table:number-columns-repeated="985"/>
        </table:table-row>
        <table:table-row table:style-name="ro1">
          <table:table-cell table:style-name="ce4" office:value-type="string" calcext:value-type="string">
            <text:p>LT</text:p>
          </table:table-cell>
          <table:table-cell table:style-name="ce6" office:value-type="float" office:value="0" calcext:value-type="float">
            <text:p>0</text:p>
          </table:table-cell>
          <table:table-cell table:style-name="ce27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6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4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59" table:formula="of:=SUM([.A22:.AL22])" office:value-type="float" office:value="7" calcext:value-type="float">
            <text:p>7</text:p>
          </table:table-cell>
          <table:table-cell table:style-name="ce4" table:number-columns-repeated="985"/>
        </table:table-row>
        <table:table-row table:style-name="ro1">
          <table:table-cell table:style-name="ce5" office:value-type="string" calcext:value-type="string">
            <text:p>LU</text:p>
          </table:table-cell>
          <table:table-cell table:style-name="ce10" office:value-type="float" office:value="0" calcext:value-type="float">
            <text:p>0</text:p>
          </table:table-cell>
          <table:table-cell table:style-name="ce27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6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57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194" office:value-type="float" office:value="0" calcext:value-type="float">
            <text:p>0</text:p>
          </table:table-cell>
          <table:table-cell table:style-name="ce203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232" office:value-type="float" office:value="0" calcext:value-type="float">
            <text:p>0</text:p>
          </table:table-cell>
          <table:table-cell table:style-name="ce241" office:value-type="float" office:value="0" calcext:value-type="float">
            <text:p>0</text:p>
          </table:table-cell>
          <table:table-cell table:style-name="ce249" office:value-type="float" office:value="0" calcext:value-type="float">
            <text:p>0</text:p>
          </table:table-cell>
          <table:table-cell table:style-name="ce252" office:value-type="float" office:value="0" calcext:value-type="float">
            <text:p>0</text:p>
          </table:table-cell>
          <table:table-cell table:style-name="ce260" table:formula="of:=SUM([.A23:.AL23])" office:value-type="float" office:value="0" calcext:value-type="float">
            <text:p>0</text:p>
          </table:table-cell>
          <table:table-cell table:style-name="ce5" table:number-columns-repeated="985"/>
        </table:table-row>
        <table:table-row table:style-name="ro1">
          <table:table-cell table:style-name="ce4" office:value-type="string" calcext:value-type="string">
            <text:p>LV</text:p>
          </table:table-cell>
          <table:table-cell table:style-name="ce6" office:value-type="float" office:value="0" calcext:value-type="float">
            <text:p>0</text:p>
          </table:table-cell>
          <table:table-cell table:style-name="ce27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6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2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4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59" table:formula="of:=SUM([.A24:.AL24])" office:value-type="float" office:value="7" calcext:value-type="float">
            <text:p>7</text:p>
          </table:table-cell>
          <table:table-cell table:style-name="ce4" table:number-columns-repeated="985"/>
        </table:table-row>
        <table:table-row table:style-name="ro1">
          <table:table-cell table:style-name="ce5" office:value-type="string" calcext:value-type="string">
            <text:p>ME</text:p>
          </table:table-cell>
          <table:table-cell table:style-name="ce11" office:value-type="float" office:value="0" calcext:value-type="float">
            <text:p>0</text:p>
          </table:table-cell>
          <table:table-cell table:style-name="ce27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7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58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9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195" office:value-type="float" office:value="0" calcext:value-type="float">
            <text:p>0</text:p>
          </table:table-cell>
          <table:table-cell table:style-name="ce204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style-name="ce233" office:value-type="float" office:value="0" calcext:value-type="float">
            <text:p>0</text:p>
          </table:table-cell>
          <table:table-cell table:style-name="ce242" office:value-type="float" office:value="0" calcext:value-type="float">
            <text:p>0</text:p>
          </table:table-cell>
          <table:table-cell table:style-name="ce249" office:value-type="float" office:value="0" calcext:value-type="float">
            <text:p>0</text:p>
          </table:table-cell>
          <table:table-cell table:style-name="ce253" office:value-type="float" office:value="0" calcext:value-type="float">
            <text:p>0</text:p>
          </table:table-cell>
          <table:table-cell table:style-name="ce260" table:formula="of:=SUM([.A25:.AL25])" office:value-type="float" office:value="0" calcext:value-type="float">
            <text:p>0</text:p>
          </table:table-cell>
          <table:table-cell table:style-name="ce5" table:number-columns-repeated="985"/>
        </table:table-row>
        <table:table-row table:style-name="ro1">
          <table:table-cell table:style-name="ce5" office:value-type="string" calcext:value-type="string">
            <text:p>MK</text:p>
          </table:table-cell>
          <table:table-cell table:style-name="ce12" office:value-type="float" office:value="0" calcext:value-type="float">
            <text:p>0</text:p>
          </table:table-cell>
          <table:table-cell table:style-name="ce27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85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196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style-name="ce214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225" office:value-type="float" office:value="0" calcext:value-type="float">
            <text:p>0</text:p>
          </table:table-cell>
          <table:table-cell table:style-name="ce234" office:value-type="float" office:value="0" calcext:value-type="float">
            <text:p>0</text:p>
          </table:table-cell>
          <table:table-cell table:style-name="ce243" office:value-type="float" office:value="0" calcext:value-type="float">
            <text:p>0</text:p>
          </table:table-cell>
          <table:table-cell table:style-name="ce249" office:value-type="float" office:value="0" calcext:value-type="float">
            <text:p>0</text:p>
          </table:table-cell>
          <table:table-cell table:style-name="ce254" office:value-type="float" office:value="0" calcext:value-type="float">
            <text:p>0</text:p>
          </table:table-cell>
          <table:table-cell table:style-name="ce260" table:formula="of:=SUM([.A26:.AL26])" office:value-type="float" office:value="0" calcext:value-type="float">
            <text:p>0</text:p>
          </table:table-cell>
          <table:table-cell table:style-name="ce5" table:number-columns-repeated="985"/>
        </table:table-row>
        <table:table-row table:style-name="ro1">
          <table:table-cell table:style-name="ce5" office:value-type="string" calcext:value-type="string">
            <text:p>MT</text:p>
          </table:table-cell>
          <table:table-cell table:style-name="ce13" office:value-type="float" office:value="0" calcext:value-type="float">
            <text:p>0</text:p>
          </table:table-cell>
          <table:table-cell table:style-name="ce273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197" office:value-type="float" office:value="0" calcext:value-type="float">
            <text:p>0</text:p>
          </table:table-cell>
          <table:table-cell table:style-name="ce206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style-name="ce235" office:value-type="float" office:value="0" calcext:value-type="float">
            <text:p>0</text:p>
          </table:table-cell>
          <table:table-cell table:style-name="ce244" office:value-type="float" office:value="0" calcext:value-type="float">
            <text:p>0</text:p>
          </table:table-cell>
          <table:table-cell table:style-name="ce249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table:style-name="ce260" table:formula="of:=SUM([.A27:.AL27])" office:value-type="float" office:value="0" calcext:value-type="float">
            <text:p>0</text:p>
          </table:table-cell>
          <table:table-cell table:style-name="ce5" table:number-columns-repeated="985"/>
        </table:table-row>
        <table:table-row table:style-name="ro1">
          <table:table-cell table:style-name="ce4" office:value-type="string" calcext:value-type="string">
            <text:p>NL</text:p>
          </table:table-cell>
          <table:table-cell table:style-name="ce6" office:value-type="float" office:value="0" calcext:value-type="float">
            <text:p>0</text:p>
          </table:table-cell>
          <table:table-cell table:style-name="ce27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49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59" table:formula="of:=SUM([.A28:.AL28])" office:value-type="float" office:value="7" calcext:value-type="float">
            <text:p>7</text:p>
          </table:table-cell>
          <table:table-cell table:style-name="ce4" table:number-columns-repeated="985"/>
        </table:table-row>
        <table:table-row table:style-name="ro1">
          <table:table-cell table:style-name="ce5" office:value-type="string" calcext:value-type="string">
            <text:p>NO</text:p>
          </table:table-cell>
          <table:table-cell table:style-name="ce14" office:value-type="float" office:value="0" calcext:value-type="float">
            <text:p>0</text:p>
          </table:table-cell>
          <table:table-cell table:style-name="ce27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87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style-name="ce236" office:value-type="float" office:value="0" calcext:value-type="float">
            <text:p>0</text:p>
          </table:table-cell>
          <table:table-cell table:style-name="ce245" office:value-type="float" office:value="0" calcext:value-type="float">
            <text:p>0</text:p>
          </table:table-cell>
          <table:table-cell table:style-name="ce249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60" table:formula="of:=SUM([.A29:.AL29])" office:value-type="float" office:value="0" calcext:value-type="float">
            <text:p>0</text:p>
          </table:table-cell>
          <table:table-cell table:style-name="ce5" table:number-columns-repeated="985"/>
        </table:table-row>
        <table:table-row table:style-name="ro1">
          <table:table-cell table:style-name="ce4" office:value-type="string" calcext:value-type="string">
            <text:p>PL</text:p>
          </table:table-cell>
          <table:table-cell table:style-name="ce6" office:value-type="float" office:value="0" calcext:value-type="float">
            <text:p>0</text:p>
          </table:table-cell>
          <table:table-cell table:style-name="ce27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6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6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4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59" table:formula="of:=SUM([.A30:.AL30])" office:value-type="float" office:value="7" calcext:value-type="float">
            <text:p>7</text:p>
          </table:table-cell>
          <table:table-cell table:style-name="ce4" table:number-columns-repeated="985"/>
        </table:table-row>
        <table:table-row table:style-name="ro1">
          <table:table-cell table:style-name="ce4" office:value-type="string" calcext:value-type="string">
            <text:p>PT</text:p>
          </table:table-cell>
          <table:table-cell table:style-name="ce6" office:value-type="float" office:value="0" calcext:value-type="float">
            <text:p>0</text:p>
          </table:table-cell>
          <table:table-cell table:style-name="ce27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6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49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59" table:formula="of:=SUM([.A31:.AL31])" office:value-type="float" office:value="7" calcext:value-type="float">
            <text:p>7</text:p>
          </table:table-cell>
          <table:table-cell table:style-name="ce4" table:number-columns-repeated="985"/>
        </table:table-row>
        <table:table-row table:style-name="ro1">
          <table:table-cell table:style-name="ce4" office:value-type="string" calcext:value-type="string">
            <text:p>RO</text:p>
          </table:table-cell>
          <table:table-cell table:style-name="ce6" office:value-type="float" office:value="1" calcext:value-type="float">
            <text:p>1</text:p>
          </table:table-cell>
          <table:table-cell table:style-name="ce27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6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59" table:formula="of:=SUM([.A32:.AL32])" office:value-type="float" office:value="7" calcext:value-type="float">
            <text:p>7</text:p>
          </table:table-cell>
          <table:table-cell table:style-name="ce4" table:number-columns-repeated="985"/>
        </table:table-row>
        <table:table-row table:style-name="ro1">
          <table:table-cell table:style-name="ce5" office:value-type="string" calcext:value-type="string">
            <text:p>RS</text:p>
          </table:table-cell>
          <table:table-cell table:style-name="ce15" office:value-type="float" office:value="0" calcext:value-type="float">
            <text:p>0</text:p>
          </table:table-cell>
          <table:table-cell table:style-name="ce273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62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17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228" office:value-type="float" office:value="0" calcext:value-type="float">
            <text:p>0</text:p>
          </table:table-cell>
          <table:table-cell table:style-name="ce237" office:value-type="float" office:value="0" calcext:value-type="float">
            <text:p>0</text:p>
          </table:table-cell>
          <table:table-cell table:style-name="ce246" office:value-type="float" office:value="0" calcext:value-type="float">
            <text:p>0</text:p>
          </table:table-cell>
          <table:table-cell table:style-name="ce249" office:value-type="float" office:value="0" calcext:value-type="float">
            <text:p>0</text:p>
          </table:table-cell>
          <table:table-cell table:style-name="ce257" office:value-type="float" office:value="0" calcext:value-type="float">
            <text:p>0</text:p>
          </table:table-cell>
          <table:table-cell table:style-name="ce260" table:formula="of:=SUM([.A33:.AL33])" office:value-type="float" office:value="0" calcext:value-type="float">
            <text:p>0</text:p>
          </table:table-cell>
          <table:table-cell table:style-name="ce5" table:number-columns-repeated="985"/>
        </table:table-row>
        <table:table-row table:style-name="ro1">
          <table:table-cell table:style-name="ce4" office:value-type="string" calcext:value-type="string">
            <text:p>SE</text:p>
          </table:table-cell>
          <table:table-cell table:style-name="ce6" office:value-type="float" office:value="0" calcext:value-type="float">
            <text:p>0</text:p>
          </table:table-cell>
          <table:table-cell table:style-name="ce27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6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9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59" table:formula="of:=SUM([.A34:.AL34])" office:value-type="float" office:value="7" calcext:value-type="float">
            <text:p>7</text:p>
          </table:table-cell>
          <table:table-cell table:style-name="ce4" table:number-columns-repeated="985"/>
        </table:table-row>
        <table:table-row table:style-name="ro1">
          <table:table-cell table:style-name="ce4" office:value-type="string" calcext:value-type="string">
            <text:p>SI</text:p>
          </table:table-cell>
          <table:table-cell table:style-name="ce6" office:value-type="float" office:value="1" calcext:value-type="float">
            <text:p>1</text:p>
          </table:table-cell>
          <table:table-cell table:style-name="ce27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4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59" table:formula="of:=SUM([.A35:.AL35])" office:value-type="float" office:value="7" calcext:value-type="float">
            <text:p>7</text:p>
          </table:table-cell>
          <table:table-cell table:style-name="ce4" table:number-columns-repeated="985"/>
        </table:table-row>
        <table:table-row table:style-name="ro1">
          <table:table-cell table:style-name="ce4" office:value-type="string" calcext:value-type="string">
            <text:p>SK</text:p>
          </table:table-cell>
          <table:table-cell table:style-name="ce6" office:value-type="float" office:value="0" calcext:value-type="float">
            <text:p>0</text:p>
          </table:table-cell>
          <table:table-cell table:style-name="ce27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6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59" table:formula="of:=SUM([.A36:.AL36])" office:value-type="float" office:value="7" calcext:value-type="float">
            <text:p>7</text:p>
          </table:table-cell>
          <table:table-cell table:style-name="ce4" table:number-columns-repeated="985"/>
        </table:table-row>
        <table:table-row table:style-name="ro1">
          <table:table-cell table:style-name="ce5" office:value-type="string" calcext:value-type="string">
            <text:p>TR</text:p>
          </table:table-cell>
          <table:table-cell table:style-name="ce16" office:value-type="float" office:value="0" calcext:value-type="float">
            <text:p>0</text:p>
          </table:table-cell>
          <table:table-cell table:style-name="ce27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21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63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74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200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18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229" office:value-type="float" office:value="0" calcext:value-type="float">
            <text:p>0</text:p>
          </table:table-cell>
          <table:table-cell table:style-name="ce238" office:value-type="float" office:value="0" calcext:value-type="float">
            <text:p>0</text:p>
          </table:table-cell>
          <table:table-cell table:style-name="ce247" office:value-type="float" office:value="0" calcext:value-type="float">
            <text:p>0</text:p>
          </table:table-cell>
          <table:table-cell table:style-name="ce249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260" table:formula="of:=SUM([.A37:.AL37])" office:value-type="float" office:value="0" calcext:value-type="float">
            <text:p>0</text:p>
          </table:table-cell>
          <table:table-cell table:style-name="ce5" table:number-columns-repeated="985"/>
        </table:table-row>
        <table:table-row table:style-name="ro1">
          <table:table-cell table:style-name="ce4" office:value-type="string" calcext:value-type="string">
            <text:p>UK</text:p>
          </table:table-cell>
          <table:table-cell table:style-name="ce6" office:value-type="float" office:value="0" calcext:value-type="float">
            <text:p>0</text:p>
          </table:table-cell>
          <table:table-cell table:style-name="ce27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style-name="ce179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9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19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4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59" table:formula="of:=SUM([.A38:.AL38])" office:value-type="float" office:value="7" calcext:value-type="float">
            <text:p>7</text:p>
          </table:table-cell>
          <table:table-cell table:style-name="ce4" table:number-columns-repeated="985"/>
        </table:table-row>
        <table:table-row table:style-name="ro1">
          <table:table-cell/>
          <table:table-cell table:style-name="ce17" table:formula="of:=SUM([.B2:.B38])" office:value-type="float" office:value="6" calcext:value-type="float">
            <text:p>6</text:p>
          </table:table-cell>
          <table:table-cell table:style-name="ce19" table:formula="of:=SUM([.C2:.C38])" office:value-type="float" office:value="0" calcext:value-type="float">
            <text:p>0</text:p>
          </table:table-cell>
          <table:table-cell table:style-name="ce17" table:formula="of:=SUM([.D2:.D38])" office:value-type="float" office:value="6" calcext:value-type="float">
            <text:p>6</text:p>
          </table:table-cell>
          <table:table-cell table:style-name="ce31" table:formula="of:=SUM([.E2:.E38])" office:value-type="float" office:value="0" calcext:value-type="float">
            <text:p>0</text:p>
          </table:table-cell>
          <table:table-cell table:style-name="ce17" table:formula="of:=SUM([.F2:.F38])" office:value-type="float" office:value="7" calcext:value-type="float">
            <text:p>7</text:p>
          </table:table-cell>
          <table:table-cell table:style-name="ce17" table:formula="of:=SUM([.G2:.G38])" office:value-type="float" office:value="6" calcext:value-type="float">
            <text:p>6</text:p>
          </table:table-cell>
          <table:table-cell table:style-name="ce17" table:formula="of:=SUM([.H2:.H38])" office:value-type="float" office:value="11" calcext:value-type="float">
            <text:p>11</text:p>
          </table:table-cell>
          <table:table-cell table:style-name="ce17" table:formula="of:=SUM([.I2:.I38])" office:value-type="float" office:value="9" calcext:value-type="float">
            <text:p>9</text:p>
          </table:table-cell>
          <table:table-cell table:style-name="ce17" table:formula="of:=SUM([.J2:.J38])" office:value-type="float" office:value="6" calcext:value-type="float">
            <text:p>6</text:p>
          </table:table-cell>
          <table:table-cell table:style-name="ce17" table:formula="of:=SUM([.K2:.K38])" office:value-type="float" office:value="6" calcext:value-type="float">
            <text:p>6</text:p>
          </table:table-cell>
          <table:table-cell table:style-name="ce17" table:formula="of:=SUM([.L2:.L38])" office:value-type="float" office:value="6" calcext:value-type="float">
            <text:p>6</text:p>
          </table:table-cell>
          <table:table-cell table:style-name="ce17" table:formula="of:=SUM([.M2:.M38])" office:value-type="float" office:value="6" calcext:value-type="float">
            <text:p>6</text:p>
          </table:table-cell>
          <table:table-cell table:style-name="ce17" table:formula="of:=SUM([.N2:.N38])" office:value-type="float" office:value="6" calcext:value-type="float">
            <text:p>6</text:p>
          </table:table-cell>
          <table:table-cell table:style-name="ce17" table:formula="of:=SUM([.O2:.O38])" office:value-type="float" office:value="6" calcext:value-type="float">
            <text:p>6</text:p>
          </table:table-cell>
          <table:table-cell table:style-name="ce17" table:formula="of:=SUM([.P2:.P38])" office:value-type="float" office:value="9" calcext:value-type="float">
            <text:p>9</text:p>
          </table:table-cell>
          <table:table-cell table:style-name="ce17" table:formula="of:=SUM([.Q2:.Q38])" office:value-type="float" office:value="9" calcext:value-type="float">
            <text:p>9</text:p>
          </table:table-cell>
          <table:table-cell table:style-name="ce31" table:formula="of:=SUM([.R2:.R38])" office:value-type="float" office:value="0" calcext:value-type="float">
            <text:p>0</text:p>
          </table:table-cell>
          <table:table-cell table:style-name="ce31" table:formula="of:=SUM([.S2:.S38])" office:value-type="float" office:value="0" calcext:value-type="float">
            <text:p>0</text:p>
          </table:table-cell>
          <table:table-cell table:style-name="ce17" table:formula="of:=SUM([.T2:.T38])" office:value-type="float" office:value="7" calcext:value-type="float">
            <text:p>7</text:p>
          </table:table-cell>
          <table:table-cell table:style-name="ce31" table:formula="of:=SUM([.U2:.U38])" office:value-type="float" office:value="0" calcext:value-type="float">
            <text:p>0</text:p>
          </table:table-cell>
          <table:table-cell table:style-name="ce17" table:formula="of:=SUM([.V2:.V38])" office:value-type="float" office:value="6" calcext:value-type="float">
            <text:p>6</text:p>
          </table:table-cell>
          <table:table-cell table:style-name="ce31" table:formula="of:=SUM([.W2:.W38])" office:value-type="float" office:value="0" calcext:value-type="float">
            <text:p>0</text:p>
          </table:table-cell>
          <table:table-cell table:style-name="ce17" table:formula="of:=SUM([.X2:.X38])" office:value-type="float" office:value="6" calcext:value-type="float">
            <text:p>6</text:p>
          </table:table-cell>
          <table:table-cell table:style-name="ce31" table:formula="of:=SUM([.Y2:.Y38])" office:value-type="float" office:value="0" calcext:value-type="float">
            <text:p>0</text:p>
          </table:table-cell>
          <table:table-cell table:style-name="ce31" table:formula="of:=SUM([.Z2:.Z38])" office:value-type="float" office:value="0" calcext:value-type="float">
            <text:p>0</text:p>
          </table:table-cell>
          <table:table-cell table:style-name="ce31" table:formula="of:=SUM([.AA2:.AA38])" office:value-type="float" office:value="0" calcext:value-type="float">
            <text:p>0</text:p>
          </table:table-cell>
          <table:table-cell table:style-name="ce17" table:formula="of:=SUM([.AB2:.AB38])" office:value-type="float" office:value="6" calcext:value-type="float">
            <text:p>6</text:p>
          </table:table-cell>
          <table:table-cell table:style-name="ce31" table:formula="of:=SUM([.AC2:.AC38])" office:value-type="float" office:value="0" calcext:value-type="float">
            <text:p>0</text:p>
          </table:table-cell>
          <table:table-cell table:style-name="ce17" table:formula="of:=SUM([.AD2:.AD38])" office:value-type="float" office:value="7" calcext:value-type="float">
            <text:p>7</text:p>
          </table:table-cell>
          <table:table-cell table:style-name="ce17" table:formula="of:=SUM([.AE2:.AE38])" office:value-type="float" office:value="7" calcext:value-type="float">
            <text:p>7</text:p>
          </table:table-cell>
          <table:table-cell table:style-name="ce17" table:formula="of:=SUM([.AF2:.AF38])" office:value-type="float" office:value="6" calcext:value-type="float">
            <text:p>6</text:p>
          </table:table-cell>
          <table:table-cell table:style-name="ce31" table:formula="of:=SUM([.AG2:.AG38])" office:value-type="float" office:value="0" calcext:value-type="float">
            <text:p>0</text:p>
          </table:table-cell>
          <table:table-cell table:style-name="ce17" table:formula="of:=SUM([.AH2:.AH38])" office:value-type="float" office:value="7" calcext:value-type="float">
            <text:p>7</text:p>
          </table:table-cell>
          <table:table-cell table:style-name="ce17" table:formula="of:=SUM([.AI2:.AI38])" office:value-type="float" office:value="8" calcext:value-type="float">
            <text:p>8</text:p>
          </table:table-cell>
          <table:table-cell table:style-name="ce17" table:formula="of:=SUM([.AJ2:.AJ38])" office:value-type="float" office:value="8" calcext:value-type="float">
            <text:p>8</text:p>
          </table:table-cell>
          <table:table-cell table:style-name="ce31" table:formula="of:=SUM([.AK2:.AK38])" office:value-type="float" office:value="0" calcext:value-type="float">
            <text:p>0</text:p>
          </table:table-cell>
          <table:table-cell table:style-name="ce17" table:formula="of:=SUM([.AL2:.AL38])" office:value-type="float" office:value="8" calcext:value-type="float">
            <text:p>8</text:p>
          </table:table-cell>
          <table:table-cell table:number-columns-repeated="986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weights.AL38:weights.AL38 weights.AL2:weights.AL2 weights.AH3:weights.AI3 weights.AL4:weights.AL4 weights.AL6:weights.AL17 weights.AL19:weights.AL22 weights.AL24:weights.AL24 weights.AL28:weights.AL28 weights.AL30:weights.AL32 weights.AL34:weights.AL36 weights.B38:weights.B38 weights.B4:weights.B4 weights.B6:weights.B17 weights.B19:weights.B22 weights.B24:weights.B24 weights.B28:weights.B28 weights.B30:weights.B32 weights.B34:weights.B36 weights.B2:weights.B2 weights.C3:weights.C37 weights.D38:weights.D38 weights.D2:weights.D4 weights.D6:weights.D17 weights.D19:weights.D22 weights.D24:weights.D24 weights.D28:weights.D28 weights.D30:weights.D32 weights.D34:weights.D36 weights.F38:weights.Q38 weights.F2:weights.Q4 weights.F6:weights.Q17 weights.F19:weights.Q22 weights.F24:weights.Q24 weights.F28:weights.Q28 weights.F30:weights.Q32 weights.F34:weights.Q36 weights.T38:weights.T38 weights.T2:weights.T4 weights.T6:weights.T17 weights.T19:weights.T22 weights.T24:weights.T24 weights.T28:weights.T28 weights.T30:weights.T32 weights.T34:weights.T36 weights.V38:weights.V38 weights.V2:weights.V4 weights.V6:weights.V17 weights.V19:weights.V22 weights.V24:weights.V24 weights.V28:weights.V28 weights.V30:weights.V32 weights.V34:weights.V36 weights.X38:weights.X38 weights.X2:weights.X4 weights.X6:weights.X17 weights.X19:weights.X22 weights.X24:weights.X24 weights.X28:weights.X28 weights.X30:weights.X32 weights.X34:weights.X36 weights.AB38:weights.AB38 weights.AB2:weights.AB4 weights.AB6:weights.AB17 weights.AB19:weights.AB22 weights.AB24:weights.AB24 weights.AB28:weights.AB28 weights.AB30:weights.AB32 weights.AB34:weights.AB36 weights.AD38:weights.AF38 weights.AD2:weights.AF4 weights.AD6:weights.AF17 weights.AD19:weights.AF22 weights.AD24:weights.AF24 weights.AD28:weights.AF28 weights.AD30:weights.AF32 weights.AD34:weights.AF36 weights.AH38:weights.AJ38 weights.AH2:weights.AJ2 weights.AH4:weights.AJ4 weights.AH6:weights.AJ17 weights.AH19:weights.AJ22 weights.AH24:weights.AJ24 weights.AH28:weights.AJ28 weights.AH30:weights.AJ32 weights.AH34:weights.AJ36">
            <calcext:condition calcext:apply-style-name="Good" calcext:value="=1" calcext:base-cell-address="weights.B2"/>
          </calcext:conditional-format>
          <calcext:conditional-format calcext:target-range-address="weights.AM2:weights.AM38">
            <calcext:condition calcext:apply-style-name="Error" calcext:value="!=7" calcext:base-cell-address="weights.AM2"/>
          </calcext:conditional-format>
          <calcext:conditional-format calcext:target-range-address="weights.D39:weights.AL39 weights.B39:weights.B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weights.AL3:weights.AL3 weights.B3:weights.B3 weights.D3:weights.D3 weights.F3:weights.Q3 weights.T3:weights.T3 weights.V3:weights.V3 weights.X3:weights.X3 weights.AB3:weights.AB3 weights.AD3:weights.AF3 weights.AH3:weights.AJ3">
            <calcext:condition calcext:apply-style-name="Good" calcext:value="=1" calcext:base-cell-address="weights.B3"/>
          </calcext:conditional-format>
          <calcext:conditional-format calcext:target-range-address="weights.B5:weights.B5">
            <calcext:condition calcext:apply-style-name="Good" calcext:value="=1" calcext:base-cell-address="weights.B5"/>
          </calcext:conditional-format>
          <calcext:conditional-format calcext:target-range-address="weights.D5:weights.D5">
            <calcext:condition calcext:apply-style-name="Good" calcext:value="=1" calcext:base-cell-address="weights.D5"/>
          </calcext:conditional-format>
          <calcext:conditional-format calcext:target-range-address="weights.D5:weights.D5">
            <calcext:condition calcext:apply-style-name="Good" calcext:value="=1" calcext:base-cell-address="weights.D5"/>
          </calcext:conditional-format>
          <calcext:conditional-format calcext:target-range-address="weights.F5:weights.F5">
            <calcext:condition calcext:apply-style-name="Good" calcext:value="=1" calcext:base-cell-address="weights.F5"/>
          </calcext:conditional-format>
          <calcext:conditional-format calcext:target-range-address="weights.F5:weights.F5">
            <calcext:condition calcext:apply-style-name="Good" calcext:value="=1" calcext:base-cell-address="weights.F5"/>
          </calcext:conditional-format>
          <calcext:conditional-format calcext:target-range-address="weights.G5:weights.G5">
            <calcext:condition calcext:apply-style-name="Good" calcext:value="=1" calcext:base-cell-address="weights.G5"/>
          </calcext:conditional-format>
          <calcext:conditional-format calcext:target-range-address="weights.G5:weights.G5">
            <calcext:condition calcext:apply-style-name="Good" calcext:value="=1" calcext:base-cell-address="weights.G5"/>
          </calcext:conditional-format>
          <calcext:conditional-format calcext:target-range-address="weights.H5:weights.H5">
            <calcext:condition calcext:apply-style-name="Good" calcext:value="=1" calcext:base-cell-address="weights.H5"/>
          </calcext:conditional-format>
          <calcext:conditional-format calcext:target-range-address="weights.H5:weights.H5">
            <calcext:condition calcext:apply-style-name="Good" calcext:value="=1" calcext:base-cell-address="weights.H5"/>
          </calcext:conditional-format>
          <calcext:conditional-format calcext:target-range-address="weights.I5:weights.I5">
            <calcext:condition calcext:apply-style-name="Good" calcext:value="=1" calcext:base-cell-address="weights.I5"/>
          </calcext:conditional-format>
          <calcext:conditional-format calcext:target-range-address="weights.I5:weights.I5">
            <calcext:condition calcext:apply-style-name="Good" calcext:value="=1" calcext:base-cell-address="weights.I5"/>
          </calcext:conditional-format>
          <calcext:conditional-format calcext:target-range-address="weights.J5:weights.J5">
            <calcext:condition calcext:apply-style-name="Good" calcext:value="=1" calcext:base-cell-address="weights.J5"/>
          </calcext:conditional-format>
          <calcext:conditional-format calcext:target-range-address="weights.J5:weights.J5">
            <calcext:condition calcext:apply-style-name="Good" calcext:value="=1" calcext:base-cell-address="weights.J5"/>
          </calcext:conditional-format>
          <calcext:conditional-format calcext:target-range-address="weights.K5:weights.K5">
            <calcext:condition calcext:apply-style-name="Good" calcext:value="=1" calcext:base-cell-address="weights.K5"/>
          </calcext:conditional-format>
          <calcext:conditional-format calcext:target-range-address="weights.K5:weights.K5">
            <calcext:condition calcext:apply-style-name="Good" calcext:value="=1" calcext:base-cell-address="weights.K5"/>
          </calcext:conditional-format>
          <calcext:conditional-format calcext:target-range-address="weights.L5:weights.L5">
            <calcext:condition calcext:apply-style-name="Good" calcext:value="=1" calcext:base-cell-address="weights.L5"/>
          </calcext:conditional-format>
          <calcext:conditional-format calcext:target-range-address="weights.L5:weights.L5">
            <calcext:condition calcext:apply-style-name="Good" calcext:value="=1" calcext:base-cell-address="weights.L5"/>
          </calcext:conditional-format>
          <calcext:conditional-format calcext:target-range-address="weights.M5:weights.M5">
            <calcext:condition calcext:apply-style-name="Good" calcext:value="=1" calcext:base-cell-address="weights.M5"/>
          </calcext:conditional-format>
          <calcext:conditional-format calcext:target-range-address="weights.M5:weights.M5">
            <calcext:condition calcext:apply-style-name="Good" calcext:value="=1" calcext:base-cell-address="weights.M5"/>
          </calcext:conditional-format>
          <calcext:conditional-format calcext:target-range-address="weights.N5:weights.N5">
            <calcext:condition calcext:apply-style-name="Good" calcext:value="=1" calcext:base-cell-address="weights.N5"/>
          </calcext:conditional-format>
          <calcext:conditional-format calcext:target-range-address="weights.N5:weights.N5">
            <calcext:condition calcext:apply-style-name="Good" calcext:value="=1" calcext:base-cell-address="weights.N5"/>
          </calcext:conditional-format>
          <calcext:conditional-format calcext:target-range-address="weights.O5:weights.O5">
            <calcext:condition calcext:apply-style-name="Good" calcext:value="=1" calcext:base-cell-address="weights.O5"/>
          </calcext:conditional-format>
          <calcext:conditional-format calcext:target-range-address="weights.O5:weights.O5">
            <calcext:condition calcext:apply-style-name="Good" calcext:value="=1" calcext:base-cell-address="weights.O5"/>
          </calcext:conditional-format>
          <calcext:conditional-format calcext:target-range-address="weights.P5:weights.P5">
            <calcext:condition calcext:apply-style-name="Good" calcext:value="=1" calcext:base-cell-address="weights.P5"/>
          </calcext:conditional-format>
          <calcext:conditional-format calcext:target-range-address="weights.P5:weights.P5">
            <calcext:condition calcext:apply-style-name="Good" calcext:value="=1" calcext:base-cell-address="weights.P5"/>
          </calcext:conditional-format>
          <calcext:conditional-format calcext:target-range-address="weights.Q5:weights.Q5">
            <calcext:condition calcext:apply-style-name="Good" calcext:value="=1" calcext:base-cell-address="weights.Q5"/>
          </calcext:conditional-format>
          <calcext:conditional-format calcext:target-range-address="weights.Q5:weights.Q5">
            <calcext:condition calcext:apply-style-name="Good" calcext:value="=1" calcext:base-cell-address="weights.Q5"/>
          </calcext:conditional-format>
          <calcext:conditional-format calcext:target-range-address="weights.T5:weights.T5">
            <calcext:condition calcext:apply-style-name="Good" calcext:value="=1" calcext:base-cell-address="weights.T5"/>
          </calcext:conditional-format>
          <calcext:conditional-format calcext:target-range-address="weights.T5:weights.T5">
            <calcext:condition calcext:apply-style-name="Good" calcext:value="=1" calcext:base-cell-address="weights.T5"/>
          </calcext:conditional-format>
          <calcext:conditional-format calcext:target-range-address="weights.V5:weights.V5">
            <calcext:condition calcext:apply-style-name="Good" calcext:value="=1" calcext:base-cell-address="weights.V5"/>
          </calcext:conditional-format>
          <calcext:conditional-format calcext:target-range-address="weights.V5:weights.V5">
            <calcext:condition calcext:apply-style-name="Good" calcext:value="=1" calcext:base-cell-address="weights.V5"/>
          </calcext:conditional-format>
          <calcext:conditional-format calcext:target-range-address="weights.X5:weights.X5">
            <calcext:condition calcext:apply-style-name="Good" calcext:value="=1" calcext:base-cell-address="weights.X5"/>
          </calcext:conditional-format>
          <calcext:conditional-format calcext:target-range-address="weights.X5:weights.X5">
            <calcext:condition calcext:apply-style-name="Good" calcext:value="=1" calcext:base-cell-address="weights.X5"/>
          </calcext:conditional-format>
          <calcext:conditional-format calcext:target-range-address="weights.AB5:weights.AB5">
            <calcext:condition calcext:apply-style-name="Good" calcext:value="=1" calcext:base-cell-address="weights.AB5"/>
          </calcext:conditional-format>
          <calcext:conditional-format calcext:target-range-address="weights.AB5:weights.AB5">
            <calcext:condition calcext:apply-style-name="Good" calcext:value="=1" calcext:base-cell-address="weights.AB5"/>
          </calcext:conditional-format>
          <calcext:conditional-format calcext:target-range-address="weights.AD5:weights.AD5">
            <calcext:condition calcext:apply-style-name="Good" calcext:value="=1" calcext:base-cell-address="weights.AD5"/>
          </calcext:conditional-format>
          <calcext:conditional-format calcext:target-range-address="weights.AD5:weights.AD5">
            <calcext:condition calcext:apply-style-name="Good" calcext:value="=1" calcext:base-cell-address="weights.AD5"/>
          </calcext:conditional-format>
          <calcext:conditional-format calcext:target-range-address="weights.AE5:weights.AE5">
            <calcext:condition calcext:apply-style-name="Good" calcext:value="=1" calcext:base-cell-address="weights.AE5"/>
          </calcext:conditional-format>
          <calcext:conditional-format calcext:target-range-address="weights.AE5:weights.AE5">
            <calcext:condition calcext:apply-style-name="Good" calcext:value="=1" calcext:base-cell-address="weights.AE5"/>
          </calcext:conditional-format>
          <calcext:conditional-format calcext:target-range-address="weights.AF5:weights.AF5">
            <calcext:condition calcext:apply-style-name="Good" calcext:value="=1" calcext:base-cell-address="weights.AF5"/>
          </calcext:conditional-format>
          <calcext:conditional-format calcext:target-range-address="weights.AF5:weights.AF5">
            <calcext:condition calcext:apply-style-name="Good" calcext:value="=1" calcext:base-cell-address="weights.AF5"/>
          </calcext:conditional-format>
          <calcext:conditional-format calcext:target-range-address="weights.AH5:weights.AH5">
            <calcext:condition calcext:apply-style-name="Good" calcext:value="=1" calcext:base-cell-address="weights.AH5"/>
          </calcext:conditional-format>
          <calcext:conditional-format calcext:target-range-address="weights.AH5:weights.AH5">
            <calcext:condition calcext:apply-style-name="Good" calcext:value="=1" calcext:base-cell-address="weights.AH5"/>
          </calcext:conditional-format>
          <calcext:conditional-format calcext:target-range-address="weights.AI5:weights.AI5">
            <calcext:condition calcext:apply-style-name="Good" calcext:value="=1" calcext:base-cell-address="weights.AI5"/>
          </calcext:conditional-format>
          <calcext:conditional-format calcext:target-range-address="weights.AI5:weights.AI5">
            <calcext:condition calcext:apply-style-name="Good" calcext:value="=1" calcext:base-cell-address="weights.AI5"/>
          </calcext:conditional-format>
          <calcext:conditional-format calcext:target-range-address="weights.AJ5:weights.AJ5">
            <calcext:condition calcext:apply-style-name="Good" calcext:value="=1" calcext:base-cell-address="weights.AJ5"/>
          </calcext:conditional-format>
          <calcext:conditional-format calcext:target-range-address="weights.AL5:weights.AL5">
            <calcext:condition calcext:apply-style-name="Good" calcext:value="=1" calcext:base-cell-address="weights.AL5"/>
          </calcext:conditional-format>
          <calcext:conditional-format calcext:target-range-address="weights.B18:weights.B18">
            <calcext:condition calcext:apply-style-name="Good" calcext:value="=1" calcext:base-cell-address="weights.B18"/>
          </calcext:conditional-format>
          <calcext:conditional-format calcext:target-range-address="weights.D18:weights.D18">
            <calcext:condition calcext:apply-style-name="Good" calcext:value="=1" calcext:base-cell-address="weights.D18"/>
          </calcext:conditional-format>
          <calcext:conditional-format calcext:target-range-address="weights.D18:weights.D18">
            <calcext:condition calcext:apply-style-name="Good" calcext:value="=1" calcext:base-cell-address="weights.D18"/>
          </calcext:conditional-format>
          <calcext:conditional-format calcext:target-range-address="weights.F18:weights.F18">
            <calcext:condition calcext:apply-style-name="Good" calcext:value="=1" calcext:base-cell-address="weights.F18"/>
          </calcext:conditional-format>
          <calcext:conditional-format calcext:target-range-address="weights.F18:weights.F18">
            <calcext:condition calcext:apply-style-name="Good" calcext:value="=1" calcext:base-cell-address="weights.F18"/>
          </calcext:conditional-format>
          <calcext:conditional-format calcext:target-range-address="weights.G18:weights.G18">
            <calcext:condition calcext:apply-style-name="Good" calcext:value="=1" calcext:base-cell-address="weights.G18"/>
          </calcext:conditional-format>
          <calcext:conditional-format calcext:target-range-address="weights.G18:weights.G18">
            <calcext:condition calcext:apply-style-name="Good" calcext:value="=1" calcext:base-cell-address="weights.G18"/>
          </calcext:conditional-format>
          <calcext:conditional-format calcext:target-range-address="weights.H18:weights.H18">
            <calcext:condition calcext:apply-style-name="Good" calcext:value="=1" calcext:base-cell-address="weights.H18"/>
          </calcext:conditional-format>
          <calcext:conditional-format calcext:target-range-address="weights.H18:weights.H18">
            <calcext:condition calcext:apply-style-name="Good" calcext:value="=1" calcext:base-cell-address="weights.H18"/>
          </calcext:conditional-format>
          <calcext:conditional-format calcext:target-range-address="weights.I18:weights.I18">
            <calcext:condition calcext:apply-style-name="Good" calcext:value="=1" calcext:base-cell-address="weights.I18"/>
          </calcext:conditional-format>
          <calcext:conditional-format calcext:target-range-address="weights.I18:weights.I18">
            <calcext:condition calcext:apply-style-name="Good" calcext:value="=1" calcext:base-cell-address="weights.I18"/>
          </calcext:conditional-format>
          <calcext:conditional-format calcext:target-range-address="weights.J18:weights.J18">
            <calcext:condition calcext:apply-style-name="Good" calcext:value="=1" calcext:base-cell-address="weights.J18"/>
          </calcext:conditional-format>
          <calcext:conditional-format calcext:target-range-address="weights.J18:weights.J18">
            <calcext:condition calcext:apply-style-name="Good" calcext:value="=1" calcext:base-cell-address="weights.J18"/>
          </calcext:conditional-format>
          <calcext:conditional-format calcext:target-range-address="weights.K18:weights.K18">
            <calcext:condition calcext:apply-style-name="Good" calcext:value="=1" calcext:base-cell-address="weights.K18"/>
          </calcext:conditional-format>
          <calcext:conditional-format calcext:target-range-address="weights.K18:weights.K18">
            <calcext:condition calcext:apply-style-name="Good" calcext:value="=1" calcext:base-cell-address="weights.K18"/>
          </calcext:conditional-format>
          <calcext:conditional-format calcext:target-range-address="weights.L18:weights.L18">
            <calcext:condition calcext:apply-style-name="Good" calcext:value="=1" calcext:base-cell-address="weights.L18"/>
          </calcext:conditional-format>
          <calcext:conditional-format calcext:target-range-address="weights.L18:weights.L18">
            <calcext:condition calcext:apply-style-name="Good" calcext:value="=1" calcext:base-cell-address="weights.L18"/>
          </calcext:conditional-format>
          <calcext:conditional-format calcext:target-range-address="weights.M18:weights.M18">
            <calcext:condition calcext:apply-style-name="Good" calcext:value="=1" calcext:base-cell-address="weights.M18"/>
          </calcext:conditional-format>
          <calcext:conditional-format calcext:target-range-address="weights.M18:weights.M18">
            <calcext:condition calcext:apply-style-name="Good" calcext:value="=1" calcext:base-cell-address="weights.M18"/>
          </calcext:conditional-format>
          <calcext:conditional-format calcext:target-range-address="weights.N18:weights.N18">
            <calcext:condition calcext:apply-style-name="Good" calcext:value="=1" calcext:base-cell-address="weights.N18"/>
          </calcext:conditional-format>
          <calcext:conditional-format calcext:target-range-address="weights.N18:weights.N18">
            <calcext:condition calcext:apply-style-name="Good" calcext:value="=1" calcext:base-cell-address="weights.N18"/>
          </calcext:conditional-format>
          <calcext:conditional-format calcext:target-range-address="weights.O18:weights.O18">
            <calcext:condition calcext:apply-style-name="Good" calcext:value="=1" calcext:base-cell-address="weights.O18"/>
          </calcext:conditional-format>
          <calcext:conditional-format calcext:target-range-address="weights.O18:weights.O18">
            <calcext:condition calcext:apply-style-name="Good" calcext:value="=1" calcext:base-cell-address="weights.O18"/>
          </calcext:conditional-format>
          <calcext:conditional-format calcext:target-range-address="weights.P18:weights.P18">
            <calcext:condition calcext:apply-style-name="Good" calcext:value="=1" calcext:base-cell-address="weights.P18"/>
          </calcext:conditional-format>
          <calcext:conditional-format calcext:target-range-address="weights.P18:weights.P18">
            <calcext:condition calcext:apply-style-name="Good" calcext:value="=1" calcext:base-cell-address="weights.P18"/>
          </calcext:conditional-format>
          <calcext:conditional-format calcext:target-range-address="weights.Q18:weights.Q18">
            <calcext:condition calcext:apply-style-name="Good" calcext:value="=1" calcext:base-cell-address="weights.Q18"/>
          </calcext:conditional-format>
          <calcext:conditional-format calcext:target-range-address="weights.Q18:weights.Q18">
            <calcext:condition calcext:apply-style-name="Good" calcext:value="=1" calcext:base-cell-address="weights.Q18"/>
          </calcext:conditional-format>
          <calcext:conditional-format calcext:target-range-address="weights.T18:weights.T18">
            <calcext:condition calcext:apply-style-name="Good" calcext:value="=1" calcext:base-cell-address="weights.T18"/>
          </calcext:conditional-format>
          <calcext:conditional-format calcext:target-range-address="weights.T18:weights.T18">
            <calcext:condition calcext:apply-style-name="Good" calcext:value="=1" calcext:base-cell-address="weights.T18"/>
          </calcext:conditional-format>
          <calcext:conditional-format calcext:target-range-address="weights.V18:weights.V18">
            <calcext:condition calcext:apply-style-name="Good" calcext:value="=1" calcext:base-cell-address="weights.V18"/>
          </calcext:conditional-format>
          <calcext:conditional-format calcext:target-range-address="weights.V18:weights.V18">
            <calcext:condition calcext:apply-style-name="Good" calcext:value="=1" calcext:base-cell-address="weights.V18"/>
          </calcext:conditional-format>
          <calcext:conditional-format calcext:target-range-address="weights.X18:weights.X18">
            <calcext:condition calcext:apply-style-name="Good" calcext:value="=1" calcext:base-cell-address="weights.X18"/>
          </calcext:conditional-format>
          <calcext:conditional-format calcext:target-range-address="weights.X18:weights.X18">
            <calcext:condition calcext:apply-style-name="Good" calcext:value="=1" calcext:base-cell-address="weights.X18"/>
          </calcext:conditional-format>
          <calcext:conditional-format calcext:target-range-address="weights.AB18:weights.AB18">
            <calcext:condition calcext:apply-style-name="Good" calcext:value="=1" calcext:base-cell-address="weights.AB18"/>
          </calcext:conditional-format>
          <calcext:conditional-format calcext:target-range-address="weights.AB18:weights.AB18">
            <calcext:condition calcext:apply-style-name="Good" calcext:value="=1" calcext:base-cell-address="weights.AB18"/>
          </calcext:conditional-format>
          <calcext:conditional-format calcext:target-range-address="weights.AD18:weights.AD18">
            <calcext:condition calcext:apply-style-name="Good" calcext:value="=1" calcext:base-cell-address="weights.AD18"/>
          </calcext:conditional-format>
          <calcext:conditional-format calcext:target-range-address="weights.AD18:weights.AD18">
            <calcext:condition calcext:apply-style-name="Good" calcext:value="=1" calcext:base-cell-address="weights.AD18"/>
          </calcext:conditional-format>
          <calcext:conditional-format calcext:target-range-address="weights.AE18:weights.AE18">
            <calcext:condition calcext:apply-style-name="Good" calcext:value="=1" calcext:base-cell-address="weights.AE18"/>
          </calcext:conditional-format>
          <calcext:conditional-format calcext:target-range-address="weights.AE18:weights.AE18">
            <calcext:condition calcext:apply-style-name="Good" calcext:value="=1" calcext:base-cell-address="weights.AE18"/>
          </calcext:conditional-format>
          <calcext:conditional-format calcext:target-range-address="weights.AF18:weights.AF18">
            <calcext:condition calcext:apply-style-name="Good" calcext:value="=1" calcext:base-cell-address="weights.AF18"/>
          </calcext:conditional-format>
          <calcext:conditional-format calcext:target-range-address="weights.AF18:weights.AF18">
            <calcext:condition calcext:apply-style-name="Good" calcext:value="=1" calcext:base-cell-address="weights.AF18"/>
          </calcext:conditional-format>
          <calcext:conditional-format calcext:target-range-address="weights.AH18:weights.AH18">
            <calcext:condition calcext:apply-style-name="Good" calcext:value="=1" calcext:base-cell-address="weights.AH18"/>
          </calcext:conditional-format>
          <calcext:conditional-format calcext:target-range-address="weights.AH18:weights.AH18">
            <calcext:condition calcext:apply-style-name="Good" calcext:value="=1" calcext:base-cell-address="weights.AH18"/>
          </calcext:conditional-format>
          <calcext:conditional-format calcext:target-range-address="weights.AI18:weights.AI18">
            <calcext:condition calcext:apply-style-name="Good" calcext:value="=1" calcext:base-cell-address="weights.AI18"/>
          </calcext:conditional-format>
          <calcext:conditional-format calcext:target-range-address="weights.AI18:weights.AI18">
            <calcext:condition calcext:apply-style-name="Good" calcext:value="=1" calcext:base-cell-address="weights.AI18"/>
          </calcext:conditional-format>
          <calcext:conditional-format calcext:target-range-address="weights.AJ18:weights.AJ18">
            <calcext:condition calcext:apply-style-name="Good" calcext:value="=1" calcext:base-cell-address="weights.AJ18"/>
          </calcext:conditional-format>
          <calcext:conditional-format calcext:target-range-address="weights.AL18:weights.AL18">
            <calcext:condition calcext:apply-style-name="Good" calcext:value="=1" calcext:base-cell-address="weights.AL18"/>
          </calcext:conditional-format>
          <calcext:conditional-format calcext:target-range-address="weights.B23:weights.B23">
            <calcext:condition calcext:apply-style-name="Good" calcext:value="=1" calcext:base-cell-address="weights.B23"/>
          </calcext:conditional-format>
          <calcext:conditional-format calcext:target-range-address="weights.D23:weights.D23">
            <calcext:condition calcext:apply-style-name="Good" calcext:value="=1" calcext:base-cell-address="weights.D23"/>
          </calcext:conditional-format>
          <calcext:conditional-format calcext:target-range-address="weights.D23:weights.D23">
            <calcext:condition calcext:apply-style-name="Good" calcext:value="=1" calcext:base-cell-address="weights.D23"/>
          </calcext:conditional-format>
          <calcext:conditional-format calcext:target-range-address="weights.F23:weights.F23">
            <calcext:condition calcext:apply-style-name="Good" calcext:value="=1" calcext:base-cell-address="weights.F23"/>
          </calcext:conditional-format>
          <calcext:conditional-format calcext:target-range-address="weights.F23:weights.F23">
            <calcext:condition calcext:apply-style-name="Good" calcext:value="=1" calcext:base-cell-address="weights.F23"/>
          </calcext:conditional-format>
          <calcext:conditional-format calcext:target-range-address="weights.G23:weights.G23">
            <calcext:condition calcext:apply-style-name="Good" calcext:value="=1" calcext:base-cell-address="weights.G23"/>
          </calcext:conditional-format>
          <calcext:conditional-format calcext:target-range-address="weights.G23:weights.G23">
            <calcext:condition calcext:apply-style-name="Good" calcext:value="=1" calcext:base-cell-address="weights.G23"/>
          </calcext:conditional-format>
          <calcext:conditional-format calcext:target-range-address="weights.H23:weights.H23">
            <calcext:condition calcext:apply-style-name="Good" calcext:value="=1" calcext:base-cell-address="weights.H23"/>
          </calcext:conditional-format>
          <calcext:conditional-format calcext:target-range-address="weights.H23:weights.H23">
            <calcext:condition calcext:apply-style-name="Good" calcext:value="=1" calcext:base-cell-address="weights.H23"/>
          </calcext:conditional-format>
          <calcext:conditional-format calcext:target-range-address="weights.I23:weights.I23">
            <calcext:condition calcext:apply-style-name="Good" calcext:value="=1" calcext:base-cell-address="weights.I23"/>
          </calcext:conditional-format>
          <calcext:conditional-format calcext:target-range-address="weights.I23:weights.I23">
            <calcext:condition calcext:apply-style-name="Good" calcext:value="=1" calcext:base-cell-address="weights.I23"/>
          </calcext:conditional-format>
          <calcext:conditional-format calcext:target-range-address="weights.J23:weights.J23">
            <calcext:condition calcext:apply-style-name="Good" calcext:value="=1" calcext:base-cell-address="weights.J23"/>
          </calcext:conditional-format>
          <calcext:conditional-format calcext:target-range-address="weights.J23:weights.J23">
            <calcext:condition calcext:apply-style-name="Good" calcext:value="=1" calcext:base-cell-address="weights.J23"/>
          </calcext:conditional-format>
          <calcext:conditional-format calcext:target-range-address="weights.K23:weights.K23">
            <calcext:condition calcext:apply-style-name="Good" calcext:value="=1" calcext:base-cell-address="weights.K23"/>
          </calcext:conditional-format>
          <calcext:conditional-format calcext:target-range-address="weights.K23:weights.K23">
            <calcext:condition calcext:apply-style-name="Good" calcext:value="=1" calcext:base-cell-address="weights.K23"/>
          </calcext:conditional-format>
          <calcext:conditional-format calcext:target-range-address="weights.L23:weights.L23">
            <calcext:condition calcext:apply-style-name="Good" calcext:value="=1" calcext:base-cell-address="weights.L23"/>
          </calcext:conditional-format>
          <calcext:conditional-format calcext:target-range-address="weights.L23:weights.L23">
            <calcext:condition calcext:apply-style-name="Good" calcext:value="=1" calcext:base-cell-address="weights.L23"/>
          </calcext:conditional-format>
          <calcext:conditional-format calcext:target-range-address="weights.M23:weights.M23">
            <calcext:condition calcext:apply-style-name="Good" calcext:value="=1" calcext:base-cell-address="weights.M23"/>
          </calcext:conditional-format>
          <calcext:conditional-format calcext:target-range-address="weights.M23:weights.M23">
            <calcext:condition calcext:apply-style-name="Good" calcext:value="=1" calcext:base-cell-address="weights.M23"/>
          </calcext:conditional-format>
          <calcext:conditional-format calcext:target-range-address="weights.N23:weights.N23">
            <calcext:condition calcext:apply-style-name="Good" calcext:value="=1" calcext:base-cell-address="weights.N23"/>
          </calcext:conditional-format>
          <calcext:conditional-format calcext:target-range-address="weights.N23:weights.N23">
            <calcext:condition calcext:apply-style-name="Good" calcext:value="=1" calcext:base-cell-address="weights.N23"/>
          </calcext:conditional-format>
          <calcext:conditional-format calcext:target-range-address="weights.O23:weights.O23">
            <calcext:condition calcext:apply-style-name="Good" calcext:value="=1" calcext:base-cell-address="weights.O23"/>
          </calcext:conditional-format>
          <calcext:conditional-format calcext:target-range-address="weights.O23:weights.O23">
            <calcext:condition calcext:apply-style-name="Good" calcext:value="=1" calcext:base-cell-address="weights.O23"/>
          </calcext:conditional-format>
          <calcext:conditional-format calcext:target-range-address="weights.P23:weights.P23">
            <calcext:condition calcext:apply-style-name="Good" calcext:value="=1" calcext:base-cell-address="weights.P23"/>
          </calcext:conditional-format>
          <calcext:conditional-format calcext:target-range-address="weights.P23:weights.P23">
            <calcext:condition calcext:apply-style-name="Good" calcext:value="=1" calcext:base-cell-address="weights.P23"/>
          </calcext:conditional-format>
          <calcext:conditional-format calcext:target-range-address="weights.Q23:weights.Q23">
            <calcext:condition calcext:apply-style-name="Good" calcext:value="=1" calcext:base-cell-address="weights.Q23"/>
          </calcext:conditional-format>
          <calcext:conditional-format calcext:target-range-address="weights.Q23:weights.Q23">
            <calcext:condition calcext:apply-style-name="Good" calcext:value="=1" calcext:base-cell-address="weights.Q23"/>
          </calcext:conditional-format>
          <calcext:conditional-format calcext:target-range-address="weights.T23:weights.T23">
            <calcext:condition calcext:apply-style-name="Good" calcext:value="=1" calcext:base-cell-address="weights.T23"/>
          </calcext:conditional-format>
          <calcext:conditional-format calcext:target-range-address="weights.T23:weights.T23">
            <calcext:condition calcext:apply-style-name="Good" calcext:value="=1" calcext:base-cell-address="weights.T23"/>
          </calcext:conditional-format>
          <calcext:conditional-format calcext:target-range-address="weights.V23:weights.V23">
            <calcext:condition calcext:apply-style-name="Good" calcext:value="=1" calcext:base-cell-address="weights.V23"/>
          </calcext:conditional-format>
          <calcext:conditional-format calcext:target-range-address="weights.V23:weights.V23">
            <calcext:condition calcext:apply-style-name="Good" calcext:value="=1" calcext:base-cell-address="weights.V23"/>
          </calcext:conditional-format>
          <calcext:conditional-format calcext:target-range-address="weights.X23:weights.X23">
            <calcext:condition calcext:apply-style-name="Good" calcext:value="=1" calcext:base-cell-address="weights.X23"/>
          </calcext:conditional-format>
          <calcext:conditional-format calcext:target-range-address="weights.X23:weights.X23">
            <calcext:condition calcext:apply-style-name="Good" calcext:value="=1" calcext:base-cell-address="weights.X23"/>
          </calcext:conditional-format>
          <calcext:conditional-format calcext:target-range-address="weights.AB23:weights.AB23">
            <calcext:condition calcext:apply-style-name="Good" calcext:value="=1" calcext:base-cell-address="weights.AB23"/>
          </calcext:conditional-format>
          <calcext:conditional-format calcext:target-range-address="weights.AB23:weights.AB23">
            <calcext:condition calcext:apply-style-name="Good" calcext:value="=1" calcext:base-cell-address="weights.AB23"/>
          </calcext:conditional-format>
          <calcext:conditional-format calcext:target-range-address="weights.AD23:weights.AD23">
            <calcext:condition calcext:apply-style-name="Good" calcext:value="=1" calcext:base-cell-address="weights.AD23"/>
          </calcext:conditional-format>
          <calcext:conditional-format calcext:target-range-address="weights.AD23:weights.AD23">
            <calcext:condition calcext:apply-style-name="Good" calcext:value="=1" calcext:base-cell-address="weights.AD23"/>
          </calcext:conditional-format>
          <calcext:conditional-format calcext:target-range-address="weights.AE23:weights.AE23">
            <calcext:condition calcext:apply-style-name="Good" calcext:value="=1" calcext:base-cell-address="weights.AE23"/>
          </calcext:conditional-format>
          <calcext:conditional-format calcext:target-range-address="weights.AE23:weights.AE23">
            <calcext:condition calcext:apply-style-name="Good" calcext:value="=1" calcext:base-cell-address="weights.AE23"/>
          </calcext:conditional-format>
          <calcext:conditional-format calcext:target-range-address="weights.AF23:weights.AF23">
            <calcext:condition calcext:apply-style-name="Good" calcext:value="=1" calcext:base-cell-address="weights.AF23"/>
          </calcext:conditional-format>
          <calcext:conditional-format calcext:target-range-address="weights.AF23:weights.AF23">
            <calcext:condition calcext:apply-style-name="Good" calcext:value="=1" calcext:base-cell-address="weights.AF23"/>
          </calcext:conditional-format>
          <calcext:conditional-format calcext:target-range-address="weights.AH23:weights.AH23">
            <calcext:condition calcext:apply-style-name="Good" calcext:value="=1" calcext:base-cell-address="weights.AH23"/>
          </calcext:conditional-format>
          <calcext:conditional-format calcext:target-range-address="weights.AH23:weights.AH23">
            <calcext:condition calcext:apply-style-name="Good" calcext:value="=1" calcext:base-cell-address="weights.AH23"/>
          </calcext:conditional-format>
          <calcext:conditional-format calcext:target-range-address="weights.AI23:weights.AI23">
            <calcext:condition calcext:apply-style-name="Good" calcext:value="=1" calcext:base-cell-address="weights.AI23"/>
          </calcext:conditional-format>
          <calcext:conditional-format calcext:target-range-address="weights.AI23:weights.AI23">
            <calcext:condition calcext:apply-style-name="Good" calcext:value="=1" calcext:base-cell-address="weights.AI23"/>
          </calcext:conditional-format>
          <calcext:conditional-format calcext:target-range-address="weights.AJ23:weights.AJ23">
            <calcext:condition calcext:apply-style-name="Good" calcext:value="=1" calcext:base-cell-address="weights.AJ23"/>
          </calcext:conditional-format>
          <calcext:conditional-format calcext:target-range-address="weights.AL23:weights.AL23">
            <calcext:condition calcext:apply-style-name="Good" calcext:value="=1" calcext:base-cell-address="weights.AL23"/>
          </calcext:conditional-format>
          <calcext:conditional-format calcext:target-range-address="weights.B25:weights.B25">
            <calcext:condition calcext:apply-style-name="Good" calcext:value="=1" calcext:base-cell-address="weights.B25"/>
          </calcext:conditional-format>
          <calcext:conditional-format calcext:target-range-address="weights.D25:weights.D25">
            <calcext:condition calcext:apply-style-name="Good" calcext:value="=1" calcext:base-cell-address="weights.D25"/>
          </calcext:conditional-format>
          <calcext:conditional-format calcext:target-range-address="weights.D25:weights.D25">
            <calcext:condition calcext:apply-style-name="Good" calcext:value="=1" calcext:base-cell-address="weights.D25"/>
          </calcext:conditional-format>
          <calcext:conditional-format calcext:target-range-address="weights.F25:weights.F25">
            <calcext:condition calcext:apply-style-name="Good" calcext:value="=1" calcext:base-cell-address="weights.F25"/>
          </calcext:conditional-format>
          <calcext:conditional-format calcext:target-range-address="weights.F25:weights.F25">
            <calcext:condition calcext:apply-style-name="Good" calcext:value="=1" calcext:base-cell-address="weights.F25"/>
          </calcext:conditional-format>
          <calcext:conditional-format calcext:target-range-address="weights.G25:weights.G25">
            <calcext:condition calcext:apply-style-name="Good" calcext:value="=1" calcext:base-cell-address="weights.G25"/>
          </calcext:conditional-format>
          <calcext:conditional-format calcext:target-range-address="weights.G25:weights.G25">
            <calcext:condition calcext:apply-style-name="Good" calcext:value="=1" calcext:base-cell-address="weights.G25"/>
          </calcext:conditional-format>
          <calcext:conditional-format calcext:target-range-address="weights.H25:weights.H25">
            <calcext:condition calcext:apply-style-name="Good" calcext:value="=1" calcext:base-cell-address="weights.H25"/>
          </calcext:conditional-format>
          <calcext:conditional-format calcext:target-range-address="weights.H25:weights.H25">
            <calcext:condition calcext:apply-style-name="Good" calcext:value="=1" calcext:base-cell-address="weights.H25"/>
          </calcext:conditional-format>
          <calcext:conditional-format calcext:target-range-address="weights.I25:weights.I25">
            <calcext:condition calcext:apply-style-name="Good" calcext:value="=1" calcext:base-cell-address="weights.I25"/>
          </calcext:conditional-format>
          <calcext:conditional-format calcext:target-range-address="weights.I25:weights.I25">
            <calcext:condition calcext:apply-style-name="Good" calcext:value="=1" calcext:base-cell-address="weights.I25"/>
          </calcext:conditional-format>
          <calcext:conditional-format calcext:target-range-address="weights.J25:weights.J25">
            <calcext:condition calcext:apply-style-name="Good" calcext:value="=1" calcext:base-cell-address="weights.J25"/>
          </calcext:conditional-format>
          <calcext:conditional-format calcext:target-range-address="weights.J25:weights.J25">
            <calcext:condition calcext:apply-style-name="Good" calcext:value="=1" calcext:base-cell-address="weights.J25"/>
          </calcext:conditional-format>
          <calcext:conditional-format calcext:target-range-address="weights.K25:weights.K25">
            <calcext:condition calcext:apply-style-name="Good" calcext:value="=1" calcext:base-cell-address="weights.K25"/>
          </calcext:conditional-format>
          <calcext:conditional-format calcext:target-range-address="weights.K25:weights.K25">
            <calcext:condition calcext:apply-style-name="Good" calcext:value="=1" calcext:base-cell-address="weights.K25"/>
          </calcext:conditional-format>
          <calcext:conditional-format calcext:target-range-address="weights.L25:weights.L25">
            <calcext:condition calcext:apply-style-name="Good" calcext:value="=1" calcext:base-cell-address="weights.L25"/>
          </calcext:conditional-format>
          <calcext:conditional-format calcext:target-range-address="weights.L25:weights.L25">
            <calcext:condition calcext:apply-style-name="Good" calcext:value="=1" calcext:base-cell-address="weights.L25"/>
          </calcext:conditional-format>
          <calcext:conditional-format calcext:target-range-address="weights.M25:weights.M25">
            <calcext:condition calcext:apply-style-name="Good" calcext:value="=1" calcext:base-cell-address="weights.M25"/>
          </calcext:conditional-format>
          <calcext:conditional-format calcext:target-range-address="weights.M25:weights.M25">
            <calcext:condition calcext:apply-style-name="Good" calcext:value="=1" calcext:base-cell-address="weights.M25"/>
          </calcext:conditional-format>
          <calcext:conditional-format calcext:target-range-address="weights.N25:weights.N25">
            <calcext:condition calcext:apply-style-name="Good" calcext:value="=1" calcext:base-cell-address="weights.N25"/>
          </calcext:conditional-format>
          <calcext:conditional-format calcext:target-range-address="weights.N25:weights.N25">
            <calcext:condition calcext:apply-style-name="Good" calcext:value="=1" calcext:base-cell-address="weights.N25"/>
          </calcext:conditional-format>
          <calcext:conditional-format calcext:target-range-address="weights.O25:weights.O25">
            <calcext:condition calcext:apply-style-name="Good" calcext:value="=1" calcext:base-cell-address="weights.O25"/>
          </calcext:conditional-format>
          <calcext:conditional-format calcext:target-range-address="weights.O25:weights.O25">
            <calcext:condition calcext:apply-style-name="Good" calcext:value="=1" calcext:base-cell-address="weights.O25"/>
          </calcext:conditional-format>
          <calcext:conditional-format calcext:target-range-address="weights.P25:weights.P25">
            <calcext:condition calcext:apply-style-name="Good" calcext:value="=1" calcext:base-cell-address="weights.P25"/>
          </calcext:conditional-format>
          <calcext:conditional-format calcext:target-range-address="weights.P25:weights.P25">
            <calcext:condition calcext:apply-style-name="Good" calcext:value="=1" calcext:base-cell-address="weights.P25"/>
          </calcext:conditional-format>
          <calcext:conditional-format calcext:target-range-address="weights.Q25:weights.Q25">
            <calcext:condition calcext:apply-style-name="Good" calcext:value="=1" calcext:base-cell-address="weights.Q25"/>
          </calcext:conditional-format>
          <calcext:conditional-format calcext:target-range-address="weights.Q25:weights.Q25">
            <calcext:condition calcext:apply-style-name="Good" calcext:value="=1" calcext:base-cell-address="weights.Q25"/>
          </calcext:conditional-format>
          <calcext:conditional-format calcext:target-range-address="weights.T25:weights.T25">
            <calcext:condition calcext:apply-style-name="Good" calcext:value="=1" calcext:base-cell-address="weights.T25"/>
          </calcext:conditional-format>
          <calcext:conditional-format calcext:target-range-address="weights.T25:weights.T25">
            <calcext:condition calcext:apply-style-name="Good" calcext:value="=1" calcext:base-cell-address="weights.T25"/>
          </calcext:conditional-format>
          <calcext:conditional-format calcext:target-range-address="weights.V25:weights.V25">
            <calcext:condition calcext:apply-style-name="Good" calcext:value="=1" calcext:base-cell-address="weights.V25"/>
          </calcext:conditional-format>
          <calcext:conditional-format calcext:target-range-address="weights.V25:weights.V25">
            <calcext:condition calcext:apply-style-name="Good" calcext:value="=1" calcext:base-cell-address="weights.V25"/>
          </calcext:conditional-format>
          <calcext:conditional-format calcext:target-range-address="weights.X25:weights.X25">
            <calcext:condition calcext:apply-style-name="Good" calcext:value="=1" calcext:base-cell-address="weights.X25"/>
          </calcext:conditional-format>
          <calcext:conditional-format calcext:target-range-address="weights.X25:weights.X25">
            <calcext:condition calcext:apply-style-name="Good" calcext:value="=1" calcext:base-cell-address="weights.X25"/>
          </calcext:conditional-format>
          <calcext:conditional-format calcext:target-range-address="weights.AB25:weights.AB25">
            <calcext:condition calcext:apply-style-name="Good" calcext:value="=1" calcext:base-cell-address="weights.AB25"/>
          </calcext:conditional-format>
          <calcext:conditional-format calcext:target-range-address="weights.AB25:weights.AB25">
            <calcext:condition calcext:apply-style-name="Good" calcext:value="=1" calcext:base-cell-address="weights.AB25"/>
          </calcext:conditional-format>
          <calcext:conditional-format calcext:target-range-address="weights.AD25:weights.AD25">
            <calcext:condition calcext:apply-style-name="Good" calcext:value="=1" calcext:base-cell-address="weights.AD25"/>
          </calcext:conditional-format>
          <calcext:conditional-format calcext:target-range-address="weights.AD25:weights.AD25">
            <calcext:condition calcext:apply-style-name="Good" calcext:value="=1" calcext:base-cell-address="weights.AD25"/>
          </calcext:conditional-format>
          <calcext:conditional-format calcext:target-range-address="weights.AE25:weights.AE25">
            <calcext:condition calcext:apply-style-name="Good" calcext:value="=1" calcext:base-cell-address="weights.AE25"/>
          </calcext:conditional-format>
          <calcext:conditional-format calcext:target-range-address="weights.AE25:weights.AE25">
            <calcext:condition calcext:apply-style-name="Good" calcext:value="=1" calcext:base-cell-address="weights.AE25"/>
          </calcext:conditional-format>
          <calcext:conditional-format calcext:target-range-address="weights.AF25:weights.AF25">
            <calcext:condition calcext:apply-style-name="Good" calcext:value="=1" calcext:base-cell-address="weights.AF25"/>
          </calcext:conditional-format>
          <calcext:conditional-format calcext:target-range-address="weights.AF25:weights.AF25">
            <calcext:condition calcext:apply-style-name="Good" calcext:value="=1" calcext:base-cell-address="weights.AF25"/>
          </calcext:conditional-format>
          <calcext:conditional-format calcext:target-range-address="weights.AH25:weights.AH25">
            <calcext:condition calcext:apply-style-name="Good" calcext:value="=1" calcext:base-cell-address="weights.AH25"/>
          </calcext:conditional-format>
          <calcext:conditional-format calcext:target-range-address="weights.AH25:weights.AH25">
            <calcext:condition calcext:apply-style-name="Good" calcext:value="=1" calcext:base-cell-address="weights.AH25"/>
          </calcext:conditional-format>
          <calcext:conditional-format calcext:target-range-address="weights.AI25:weights.AI25">
            <calcext:condition calcext:apply-style-name="Good" calcext:value="=1" calcext:base-cell-address="weights.AI25"/>
          </calcext:conditional-format>
          <calcext:conditional-format calcext:target-range-address="weights.AI25:weights.AI25">
            <calcext:condition calcext:apply-style-name="Good" calcext:value="=1" calcext:base-cell-address="weights.AI25"/>
          </calcext:conditional-format>
          <calcext:conditional-format calcext:target-range-address="weights.AJ25:weights.AJ25">
            <calcext:condition calcext:apply-style-name="Good" calcext:value="=1" calcext:base-cell-address="weights.AJ25"/>
          </calcext:conditional-format>
          <calcext:conditional-format calcext:target-range-address="weights.AL25:weights.AL25">
            <calcext:condition calcext:apply-style-name="Good" calcext:value="=1" calcext:base-cell-address="weights.AL25"/>
          </calcext:conditional-format>
          <calcext:conditional-format calcext:target-range-address="weights.B26:weights.B26">
            <calcext:condition calcext:apply-style-name="Good" calcext:value="=1" calcext:base-cell-address="weights.B26"/>
          </calcext:conditional-format>
          <calcext:conditional-format calcext:target-range-address="weights.D26:weights.D26">
            <calcext:condition calcext:apply-style-name="Good" calcext:value="=1" calcext:base-cell-address="weights.D26"/>
          </calcext:conditional-format>
          <calcext:conditional-format calcext:target-range-address="weights.D26:weights.D26">
            <calcext:condition calcext:apply-style-name="Good" calcext:value="=1" calcext:base-cell-address="weights.D26"/>
          </calcext:conditional-format>
          <calcext:conditional-format calcext:target-range-address="weights.F26:weights.F26">
            <calcext:condition calcext:apply-style-name="Good" calcext:value="=1" calcext:base-cell-address="weights.F26"/>
          </calcext:conditional-format>
          <calcext:conditional-format calcext:target-range-address="weights.F26:weights.F26">
            <calcext:condition calcext:apply-style-name="Good" calcext:value="=1" calcext:base-cell-address="weights.F26"/>
          </calcext:conditional-format>
          <calcext:conditional-format calcext:target-range-address="weights.G26:weights.G26">
            <calcext:condition calcext:apply-style-name="Good" calcext:value="=1" calcext:base-cell-address="weights.G26"/>
          </calcext:conditional-format>
          <calcext:conditional-format calcext:target-range-address="weights.G26:weights.G26">
            <calcext:condition calcext:apply-style-name="Good" calcext:value="=1" calcext:base-cell-address="weights.G26"/>
          </calcext:conditional-format>
          <calcext:conditional-format calcext:target-range-address="weights.H26:weights.H26">
            <calcext:condition calcext:apply-style-name="Good" calcext:value="=1" calcext:base-cell-address="weights.H26"/>
          </calcext:conditional-format>
          <calcext:conditional-format calcext:target-range-address="weights.H26:weights.H26">
            <calcext:condition calcext:apply-style-name="Good" calcext:value="=1" calcext:base-cell-address="weights.H26"/>
          </calcext:conditional-format>
          <calcext:conditional-format calcext:target-range-address="weights.I26:weights.I26">
            <calcext:condition calcext:apply-style-name="Good" calcext:value="=1" calcext:base-cell-address="weights.I26"/>
          </calcext:conditional-format>
          <calcext:conditional-format calcext:target-range-address="weights.I26:weights.I26">
            <calcext:condition calcext:apply-style-name="Good" calcext:value="=1" calcext:base-cell-address="weights.I26"/>
          </calcext:conditional-format>
          <calcext:conditional-format calcext:target-range-address="weights.J26:weights.J26">
            <calcext:condition calcext:apply-style-name="Good" calcext:value="=1" calcext:base-cell-address="weights.J26"/>
          </calcext:conditional-format>
          <calcext:conditional-format calcext:target-range-address="weights.J26:weights.J26">
            <calcext:condition calcext:apply-style-name="Good" calcext:value="=1" calcext:base-cell-address="weights.J26"/>
          </calcext:conditional-format>
          <calcext:conditional-format calcext:target-range-address="weights.K26:weights.K26">
            <calcext:condition calcext:apply-style-name="Good" calcext:value="=1" calcext:base-cell-address="weights.K26"/>
          </calcext:conditional-format>
          <calcext:conditional-format calcext:target-range-address="weights.K26:weights.K26">
            <calcext:condition calcext:apply-style-name="Good" calcext:value="=1" calcext:base-cell-address="weights.K26"/>
          </calcext:conditional-format>
          <calcext:conditional-format calcext:target-range-address="weights.L26:weights.L26">
            <calcext:condition calcext:apply-style-name="Good" calcext:value="=1" calcext:base-cell-address="weights.L26"/>
          </calcext:conditional-format>
          <calcext:conditional-format calcext:target-range-address="weights.L26:weights.L26">
            <calcext:condition calcext:apply-style-name="Good" calcext:value="=1" calcext:base-cell-address="weights.L26"/>
          </calcext:conditional-format>
          <calcext:conditional-format calcext:target-range-address="weights.M26:weights.M26">
            <calcext:condition calcext:apply-style-name="Good" calcext:value="=1" calcext:base-cell-address="weights.M26"/>
          </calcext:conditional-format>
          <calcext:conditional-format calcext:target-range-address="weights.M26:weights.M26">
            <calcext:condition calcext:apply-style-name="Good" calcext:value="=1" calcext:base-cell-address="weights.M26"/>
          </calcext:conditional-format>
          <calcext:conditional-format calcext:target-range-address="weights.N26:weights.N26">
            <calcext:condition calcext:apply-style-name="Good" calcext:value="=1" calcext:base-cell-address="weights.N26"/>
          </calcext:conditional-format>
          <calcext:conditional-format calcext:target-range-address="weights.N26:weights.N26">
            <calcext:condition calcext:apply-style-name="Good" calcext:value="=1" calcext:base-cell-address="weights.N26"/>
          </calcext:conditional-format>
          <calcext:conditional-format calcext:target-range-address="weights.O26:weights.O26">
            <calcext:condition calcext:apply-style-name="Good" calcext:value="=1" calcext:base-cell-address="weights.O26"/>
          </calcext:conditional-format>
          <calcext:conditional-format calcext:target-range-address="weights.O26:weights.O26">
            <calcext:condition calcext:apply-style-name="Good" calcext:value="=1" calcext:base-cell-address="weights.O26"/>
          </calcext:conditional-format>
          <calcext:conditional-format calcext:target-range-address="weights.P26:weights.P26">
            <calcext:condition calcext:apply-style-name="Good" calcext:value="=1" calcext:base-cell-address="weights.P26"/>
          </calcext:conditional-format>
          <calcext:conditional-format calcext:target-range-address="weights.P26:weights.P26">
            <calcext:condition calcext:apply-style-name="Good" calcext:value="=1" calcext:base-cell-address="weights.P26"/>
          </calcext:conditional-format>
          <calcext:conditional-format calcext:target-range-address="weights.Q26:weights.Q26">
            <calcext:condition calcext:apply-style-name="Good" calcext:value="=1" calcext:base-cell-address="weights.Q26"/>
          </calcext:conditional-format>
          <calcext:conditional-format calcext:target-range-address="weights.Q26:weights.Q26">
            <calcext:condition calcext:apply-style-name="Good" calcext:value="=1" calcext:base-cell-address="weights.Q26"/>
          </calcext:conditional-format>
          <calcext:conditional-format calcext:target-range-address="weights.T26:weights.T26">
            <calcext:condition calcext:apply-style-name="Good" calcext:value="=1" calcext:base-cell-address="weights.T26"/>
          </calcext:conditional-format>
          <calcext:conditional-format calcext:target-range-address="weights.T26:weights.T26">
            <calcext:condition calcext:apply-style-name="Good" calcext:value="=1" calcext:base-cell-address="weights.T26"/>
          </calcext:conditional-format>
          <calcext:conditional-format calcext:target-range-address="weights.V26:weights.V26">
            <calcext:condition calcext:apply-style-name="Good" calcext:value="=1" calcext:base-cell-address="weights.V26"/>
          </calcext:conditional-format>
          <calcext:conditional-format calcext:target-range-address="weights.V26:weights.V26">
            <calcext:condition calcext:apply-style-name="Good" calcext:value="=1" calcext:base-cell-address="weights.V26"/>
          </calcext:conditional-format>
          <calcext:conditional-format calcext:target-range-address="weights.X26:weights.X26">
            <calcext:condition calcext:apply-style-name="Good" calcext:value="=1" calcext:base-cell-address="weights.X26"/>
          </calcext:conditional-format>
          <calcext:conditional-format calcext:target-range-address="weights.X26:weights.X26">
            <calcext:condition calcext:apply-style-name="Good" calcext:value="=1" calcext:base-cell-address="weights.X26"/>
          </calcext:conditional-format>
          <calcext:conditional-format calcext:target-range-address="weights.AB26:weights.AB26">
            <calcext:condition calcext:apply-style-name="Good" calcext:value="=1" calcext:base-cell-address="weights.AB26"/>
          </calcext:conditional-format>
          <calcext:conditional-format calcext:target-range-address="weights.AB26:weights.AB26">
            <calcext:condition calcext:apply-style-name="Good" calcext:value="=1" calcext:base-cell-address="weights.AB26"/>
          </calcext:conditional-format>
          <calcext:conditional-format calcext:target-range-address="weights.AD26:weights.AD26">
            <calcext:condition calcext:apply-style-name="Good" calcext:value="=1" calcext:base-cell-address="weights.AD26"/>
          </calcext:conditional-format>
          <calcext:conditional-format calcext:target-range-address="weights.AD26:weights.AD26">
            <calcext:condition calcext:apply-style-name="Good" calcext:value="=1" calcext:base-cell-address="weights.AD26"/>
          </calcext:conditional-format>
          <calcext:conditional-format calcext:target-range-address="weights.AE26:weights.AE26">
            <calcext:condition calcext:apply-style-name="Good" calcext:value="=1" calcext:base-cell-address="weights.AE26"/>
          </calcext:conditional-format>
          <calcext:conditional-format calcext:target-range-address="weights.AE26:weights.AE26">
            <calcext:condition calcext:apply-style-name="Good" calcext:value="=1" calcext:base-cell-address="weights.AE26"/>
          </calcext:conditional-format>
          <calcext:conditional-format calcext:target-range-address="weights.AF26:weights.AF26">
            <calcext:condition calcext:apply-style-name="Good" calcext:value="=1" calcext:base-cell-address="weights.AF26"/>
          </calcext:conditional-format>
          <calcext:conditional-format calcext:target-range-address="weights.AF26:weights.AF26">
            <calcext:condition calcext:apply-style-name="Good" calcext:value="=1" calcext:base-cell-address="weights.AF26"/>
          </calcext:conditional-format>
          <calcext:conditional-format calcext:target-range-address="weights.AH26:weights.AH26">
            <calcext:condition calcext:apply-style-name="Good" calcext:value="=1" calcext:base-cell-address="weights.AH26"/>
          </calcext:conditional-format>
          <calcext:conditional-format calcext:target-range-address="weights.AH26:weights.AH26">
            <calcext:condition calcext:apply-style-name="Good" calcext:value="=1" calcext:base-cell-address="weights.AH26"/>
          </calcext:conditional-format>
          <calcext:conditional-format calcext:target-range-address="weights.AI26:weights.AI26">
            <calcext:condition calcext:apply-style-name="Good" calcext:value="=1" calcext:base-cell-address="weights.AI26"/>
          </calcext:conditional-format>
          <calcext:conditional-format calcext:target-range-address="weights.AI26:weights.AI26">
            <calcext:condition calcext:apply-style-name="Good" calcext:value="=1" calcext:base-cell-address="weights.AI26"/>
          </calcext:conditional-format>
          <calcext:conditional-format calcext:target-range-address="weights.AJ26:weights.AJ26">
            <calcext:condition calcext:apply-style-name="Good" calcext:value="=1" calcext:base-cell-address="weights.AJ26"/>
          </calcext:conditional-format>
          <calcext:conditional-format calcext:target-range-address="weights.AL26:weights.AL26">
            <calcext:condition calcext:apply-style-name="Good" calcext:value="=1" calcext:base-cell-address="weights.AL26"/>
          </calcext:conditional-format>
          <calcext:conditional-format calcext:target-range-address="weights.B27:weights.B27">
            <calcext:condition calcext:apply-style-name="Good" calcext:value="=1" calcext:base-cell-address="weights.B27"/>
          </calcext:conditional-format>
          <calcext:conditional-format calcext:target-range-address="weights.D27:weights.D27">
            <calcext:condition calcext:apply-style-name="Good" calcext:value="=1" calcext:base-cell-address="weights.D27"/>
          </calcext:conditional-format>
          <calcext:conditional-format calcext:target-range-address="weights.D27:weights.D27">
            <calcext:condition calcext:apply-style-name="Good" calcext:value="=1" calcext:base-cell-address="weights.D27"/>
          </calcext:conditional-format>
          <calcext:conditional-format calcext:target-range-address="weights.F27:weights.F27">
            <calcext:condition calcext:apply-style-name="Good" calcext:value="=1" calcext:base-cell-address="weights.F27"/>
          </calcext:conditional-format>
          <calcext:conditional-format calcext:target-range-address="weights.F27:weights.F27">
            <calcext:condition calcext:apply-style-name="Good" calcext:value="=1" calcext:base-cell-address="weights.F27"/>
          </calcext:conditional-format>
          <calcext:conditional-format calcext:target-range-address="weights.G27:weights.G27">
            <calcext:condition calcext:apply-style-name="Good" calcext:value="=1" calcext:base-cell-address="weights.G27"/>
          </calcext:conditional-format>
          <calcext:conditional-format calcext:target-range-address="weights.G27:weights.G27">
            <calcext:condition calcext:apply-style-name="Good" calcext:value="=1" calcext:base-cell-address="weights.G27"/>
          </calcext:conditional-format>
          <calcext:conditional-format calcext:target-range-address="weights.H27:weights.H27">
            <calcext:condition calcext:apply-style-name="Good" calcext:value="=1" calcext:base-cell-address="weights.H27"/>
          </calcext:conditional-format>
          <calcext:conditional-format calcext:target-range-address="weights.H27:weights.H27">
            <calcext:condition calcext:apply-style-name="Good" calcext:value="=1" calcext:base-cell-address="weights.H27"/>
          </calcext:conditional-format>
          <calcext:conditional-format calcext:target-range-address="weights.I27:weights.I27">
            <calcext:condition calcext:apply-style-name="Good" calcext:value="=1" calcext:base-cell-address="weights.I27"/>
          </calcext:conditional-format>
          <calcext:conditional-format calcext:target-range-address="weights.I27:weights.I27">
            <calcext:condition calcext:apply-style-name="Good" calcext:value="=1" calcext:base-cell-address="weights.I27"/>
          </calcext:conditional-format>
          <calcext:conditional-format calcext:target-range-address="weights.J27:weights.J27">
            <calcext:condition calcext:apply-style-name="Good" calcext:value="=1" calcext:base-cell-address="weights.J27"/>
          </calcext:conditional-format>
          <calcext:conditional-format calcext:target-range-address="weights.J27:weights.J27">
            <calcext:condition calcext:apply-style-name="Good" calcext:value="=1" calcext:base-cell-address="weights.J27"/>
          </calcext:conditional-format>
          <calcext:conditional-format calcext:target-range-address="weights.K27:weights.K27">
            <calcext:condition calcext:apply-style-name="Good" calcext:value="=1" calcext:base-cell-address="weights.K27"/>
          </calcext:conditional-format>
          <calcext:conditional-format calcext:target-range-address="weights.K27:weights.K27">
            <calcext:condition calcext:apply-style-name="Good" calcext:value="=1" calcext:base-cell-address="weights.K27"/>
          </calcext:conditional-format>
          <calcext:conditional-format calcext:target-range-address="weights.L27:weights.L27">
            <calcext:condition calcext:apply-style-name="Good" calcext:value="=1" calcext:base-cell-address="weights.L27"/>
          </calcext:conditional-format>
          <calcext:conditional-format calcext:target-range-address="weights.L27:weights.L27">
            <calcext:condition calcext:apply-style-name="Good" calcext:value="=1" calcext:base-cell-address="weights.L27"/>
          </calcext:conditional-format>
          <calcext:conditional-format calcext:target-range-address="weights.M27:weights.M27">
            <calcext:condition calcext:apply-style-name="Good" calcext:value="=1" calcext:base-cell-address="weights.M27"/>
          </calcext:conditional-format>
          <calcext:conditional-format calcext:target-range-address="weights.M27:weights.M27">
            <calcext:condition calcext:apply-style-name="Good" calcext:value="=1" calcext:base-cell-address="weights.M27"/>
          </calcext:conditional-format>
          <calcext:conditional-format calcext:target-range-address="weights.N27:weights.N27">
            <calcext:condition calcext:apply-style-name="Good" calcext:value="=1" calcext:base-cell-address="weights.N27"/>
          </calcext:conditional-format>
          <calcext:conditional-format calcext:target-range-address="weights.N27:weights.N27">
            <calcext:condition calcext:apply-style-name="Good" calcext:value="=1" calcext:base-cell-address="weights.N27"/>
          </calcext:conditional-format>
          <calcext:conditional-format calcext:target-range-address="weights.O27:weights.O27">
            <calcext:condition calcext:apply-style-name="Good" calcext:value="=1" calcext:base-cell-address="weights.O27"/>
          </calcext:conditional-format>
          <calcext:conditional-format calcext:target-range-address="weights.O27:weights.O27">
            <calcext:condition calcext:apply-style-name="Good" calcext:value="=1" calcext:base-cell-address="weights.O27"/>
          </calcext:conditional-format>
          <calcext:conditional-format calcext:target-range-address="weights.P27:weights.P27">
            <calcext:condition calcext:apply-style-name="Good" calcext:value="=1" calcext:base-cell-address="weights.P27"/>
          </calcext:conditional-format>
          <calcext:conditional-format calcext:target-range-address="weights.P27:weights.P27">
            <calcext:condition calcext:apply-style-name="Good" calcext:value="=1" calcext:base-cell-address="weights.P27"/>
          </calcext:conditional-format>
          <calcext:conditional-format calcext:target-range-address="weights.Q27:weights.Q27">
            <calcext:condition calcext:apply-style-name="Good" calcext:value="=1" calcext:base-cell-address="weights.Q27"/>
          </calcext:conditional-format>
          <calcext:conditional-format calcext:target-range-address="weights.Q27:weights.Q27">
            <calcext:condition calcext:apply-style-name="Good" calcext:value="=1" calcext:base-cell-address="weights.Q27"/>
          </calcext:conditional-format>
          <calcext:conditional-format calcext:target-range-address="weights.T27:weights.T27">
            <calcext:condition calcext:apply-style-name="Good" calcext:value="=1" calcext:base-cell-address="weights.T27"/>
          </calcext:conditional-format>
          <calcext:conditional-format calcext:target-range-address="weights.T27:weights.T27">
            <calcext:condition calcext:apply-style-name="Good" calcext:value="=1" calcext:base-cell-address="weights.T27"/>
          </calcext:conditional-format>
          <calcext:conditional-format calcext:target-range-address="weights.V27:weights.V27">
            <calcext:condition calcext:apply-style-name="Good" calcext:value="=1" calcext:base-cell-address="weights.V27"/>
          </calcext:conditional-format>
          <calcext:conditional-format calcext:target-range-address="weights.V27:weights.V27">
            <calcext:condition calcext:apply-style-name="Good" calcext:value="=1" calcext:base-cell-address="weights.V27"/>
          </calcext:conditional-format>
          <calcext:conditional-format calcext:target-range-address="weights.X27:weights.X27">
            <calcext:condition calcext:apply-style-name="Good" calcext:value="=1" calcext:base-cell-address="weights.X27"/>
          </calcext:conditional-format>
          <calcext:conditional-format calcext:target-range-address="weights.X27:weights.X27">
            <calcext:condition calcext:apply-style-name="Good" calcext:value="=1" calcext:base-cell-address="weights.X27"/>
          </calcext:conditional-format>
          <calcext:conditional-format calcext:target-range-address="weights.AB27:weights.AB27">
            <calcext:condition calcext:apply-style-name="Good" calcext:value="=1" calcext:base-cell-address="weights.AB27"/>
          </calcext:conditional-format>
          <calcext:conditional-format calcext:target-range-address="weights.AB27:weights.AB27">
            <calcext:condition calcext:apply-style-name="Good" calcext:value="=1" calcext:base-cell-address="weights.AB27"/>
          </calcext:conditional-format>
          <calcext:conditional-format calcext:target-range-address="weights.AD27:weights.AD27">
            <calcext:condition calcext:apply-style-name="Good" calcext:value="=1" calcext:base-cell-address="weights.AD27"/>
          </calcext:conditional-format>
          <calcext:conditional-format calcext:target-range-address="weights.AD27:weights.AD27">
            <calcext:condition calcext:apply-style-name="Good" calcext:value="=1" calcext:base-cell-address="weights.AD27"/>
          </calcext:conditional-format>
          <calcext:conditional-format calcext:target-range-address="weights.AE27:weights.AE27">
            <calcext:condition calcext:apply-style-name="Good" calcext:value="=1" calcext:base-cell-address="weights.AE27"/>
          </calcext:conditional-format>
          <calcext:conditional-format calcext:target-range-address="weights.AE27:weights.AE27">
            <calcext:condition calcext:apply-style-name="Good" calcext:value="=1" calcext:base-cell-address="weights.AE27"/>
          </calcext:conditional-format>
          <calcext:conditional-format calcext:target-range-address="weights.AF27:weights.AF27">
            <calcext:condition calcext:apply-style-name="Good" calcext:value="=1" calcext:base-cell-address="weights.AF27"/>
          </calcext:conditional-format>
          <calcext:conditional-format calcext:target-range-address="weights.AF27:weights.AF27">
            <calcext:condition calcext:apply-style-name="Good" calcext:value="=1" calcext:base-cell-address="weights.AF27"/>
          </calcext:conditional-format>
          <calcext:conditional-format calcext:target-range-address="weights.AH27:weights.AH27">
            <calcext:condition calcext:apply-style-name="Good" calcext:value="=1" calcext:base-cell-address="weights.AH27"/>
          </calcext:conditional-format>
          <calcext:conditional-format calcext:target-range-address="weights.AH27:weights.AH27">
            <calcext:condition calcext:apply-style-name="Good" calcext:value="=1" calcext:base-cell-address="weights.AH27"/>
          </calcext:conditional-format>
          <calcext:conditional-format calcext:target-range-address="weights.AI27:weights.AI27">
            <calcext:condition calcext:apply-style-name="Good" calcext:value="=1" calcext:base-cell-address="weights.AI27"/>
          </calcext:conditional-format>
          <calcext:conditional-format calcext:target-range-address="weights.AI27:weights.AI27">
            <calcext:condition calcext:apply-style-name="Good" calcext:value="=1" calcext:base-cell-address="weights.AI27"/>
          </calcext:conditional-format>
          <calcext:conditional-format calcext:target-range-address="weights.AJ27:weights.AJ27">
            <calcext:condition calcext:apply-style-name="Good" calcext:value="=1" calcext:base-cell-address="weights.AJ27"/>
          </calcext:conditional-format>
          <calcext:conditional-format calcext:target-range-address="weights.AL27:weights.AL27">
            <calcext:condition calcext:apply-style-name="Good" calcext:value="=1" calcext:base-cell-address="weights.AL27"/>
          </calcext:conditional-format>
          <calcext:conditional-format calcext:target-range-address="weights.B29:weights.B29">
            <calcext:condition calcext:apply-style-name="Good" calcext:value="=1" calcext:base-cell-address="weights.B29"/>
          </calcext:conditional-format>
          <calcext:conditional-format calcext:target-range-address="weights.D29:weights.D29">
            <calcext:condition calcext:apply-style-name="Good" calcext:value="=1" calcext:base-cell-address="weights.D29"/>
          </calcext:conditional-format>
          <calcext:conditional-format calcext:target-range-address="weights.D29:weights.D29">
            <calcext:condition calcext:apply-style-name="Good" calcext:value="=1" calcext:base-cell-address="weights.D29"/>
          </calcext:conditional-format>
          <calcext:conditional-format calcext:target-range-address="weights.F29:weights.F29">
            <calcext:condition calcext:apply-style-name="Good" calcext:value="=1" calcext:base-cell-address="weights.F29"/>
          </calcext:conditional-format>
          <calcext:conditional-format calcext:target-range-address="weights.F29:weights.F29">
            <calcext:condition calcext:apply-style-name="Good" calcext:value="=1" calcext:base-cell-address="weights.F29"/>
          </calcext:conditional-format>
          <calcext:conditional-format calcext:target-range-address="weights.G29:weights.G29">
            <calcext:condition calcext:apply-style-name="Good" calcext:value="=1" calcext:base-cell-address="weights.G29"/>
          </calcext:conditional-format>
          <calcext:conditional-format calcext:target-range-address="weights.G29:weights.G29">
            <calcext:condition calcext:apply-style-name="Good" calcext:value="=1" calcext:base-cell-address="weights.G29"/>
          </calcext:conditional-format>
          <calcext:conditional-format calcext:target-range-address="weights.H29:weights.H29">
            <calcext:condition calcext:apply-style-name="Good" calcext:value="=1" calcext:base-cell-address="weights.H29"/>
          </calcext:conditional-format>
          <calcext:conditional-format calcext:target-range-address="weights.H29:weights.H29">
            <calcext:condition calcext:apply-style-name="Good" calcext:value="=1" calcext:base-cell-address="weights.H29"/>
          </calcext:conditional-format>
          <calcext:conditional-format calcext:target-range-address="weights.I29:weights.I29">
            <calcext:condition calcext:apply-style-name="Good" calcext:value="=1" calcext:base-cell-address="weights.I29"/>
          </calcext:conditional-format>
          <calcext:conditional-format calcext:target-range-address="weights.I29:weights.I29">
            <calcext:condition calcext:apply-style-name="Good" calcext:value="=1" calcext:base-cell-address="weights.I29"/>
          </calcext:conditional-format>
          <calcext:conditional-format calcext:target-range-address="weights.J29:weights.J29">
            <calcext:condition calcext:apply-style-name="Good" calcext:value="=1" calcext:base-cell-address="weights.J29"/>
          </calcext:conditional-format>
          <calcext:conditional-format calcext:target-range-address="weights.J29:weights.J29">
            <calcext:condition calcext:apply-style-name="Good" calcext:value="=1" calcext:base-cell-address="weights.J29"/>
          </calcext:conditional-format>
          <calcext:conditional-format calcext:target-range-address="weights.K29:weights.K29">
            <calcext:condition calcext:apply-style-name="Good" calcext:value="=1" calcext:base-cell-address="weights.K29"/>
          </calcext:conditional-format>
          <calcext:conditional-format calcext:target-range-address="weights.K29:weights.K29">
            <calcext:condition calcext:apply-style-name="Good" calcext:value="=1" calcext:base-cell-address="weights.K29"/>
          </calcext:conditional-format>
          <calcext:conditional-format calcext:target-range-address="weights.L29:weights.L29">
            <calcext:condition calcext:apply-style-name="Good" calcext:value="=1" calcext:base-cell-address="weights.L29"/>
          </calcext:conditional-format>
          <calcext:conditional-format calcext:target-range-address="weights.L29:weights.L29">
            <calcext:condition calcext:apply-style-name="Good" calcext:value="=1" calcext:base-cell-address="weights.L29"/>
          </calcext:conditional-format>
          <calcext:conditional-format calcext:target-range-address="weights.M29:weights.M29">
            <calcext:condition calcext:apply-style-name="Good" calcext:value="=1" calcext:base-cell-address="weights.M29"/>
          </calcext:conditional-format>
          <calcext:conditional-format calcext:target-range-address="weights.M29:weights.M29">
            <calcext:condition calcext:apply-style-name="Good" calcext:value="=1" calcext:base-cell-address="weights.M29"/>
          </calcext:conditional-format>
          <calcext:conditional-format calcext:target-range-address="weights.N29:weights.N29">
            <calcext:condition calcext:apply-style-name="Good" calcext:value="=1" calcext:base-cell-address="weights.N29"/>
          </calcext:conditional-format>
          <calcext:conditional-format calcext:target-range-address="weights.N29:weights.N29">
            <calcext:condition calcext:apply-style-name="Good" calcext:value="=1" calcext:base-cell-address="weights.N29"/>
          </calcext:conditional-format>
          <calcext:conditional-format calcext:target-range-address="weights.O29:weights.O29">
            <calcext:condition calcext:apply-style-name="Good" calcext:value="=1" calcext:base-cell-address="weights.O29"/>
          </calcext:conditional-format>
          <calcext:conditional-format calcext:target-range-address="weights.O29:weights.O29">
            <calcext:condition calcext:apply-style-name="Good" calcext:value="=1" calcext:base-cell-address="weights.O29"/>
          </calcext:conditional-format>
          <calcext:conditional-format calcext:target-range-address="weights.P29:weights.P29">
            <calcext:condition calcext:apply-style-name="Good" calcext:value="=1" calcext:base-cell-address="weights.P29"/>
          </calcext:conditional-format>
          <calcext:conditional-format calcext:target-range-address="weights.P29:weights.P29">
            <calcext:condition calcext:apply-style-name="Good" calcext:value="=1" calcext:base-cell-address="weights.P29"/>
          </calcext:conditional-format>
          <calcext:conditional-format calcext:target-range-address="weights.Q29:weights.Q29">
            <calcext:condition calcext:apply-style-name="Good" calcext:value="=1" calcext:base-cell-address="weights.Q29"/>
          </calcext:conditional-format>
          <calcext:conditional-format calcext:target-range-address="weights.Q29:weights.Q29">
            <calcext:condition calcext:apply-style-name="Good" calcext:value="=1" calcext:base-cell-address="weights.Q29"/>
          </calcext:conditional-format>
          <calcext:conditional-format calcext:target-range-address="weights.T29:weights.T29">
            <calcext:condition calcext:apply-style-name="Good" calcext:value="=1" calcext:base-cell-address="weights.T29"/>
          </calcext:conditional-format>
          <calcext:conditional-format calcext:target-range-address="weights.T29:weights.T29">
            <calcext:condition calcext:apply-style-name="Good" calcext:value="=1" calcext:base-cell-address="weights.T29"/>
          </calcext:conditional-format>
          <calcext:conditional-format calcext:target-range-address="weights.V29:weights.V29">
            <calcext:condition calcext:apply-style-name="Good" calcext:value="=1" calcext:base-cell-address="weights.V29"/>
          </calcext:conditional-format>
          <calcext:conditional-format calcext:target-range-address="weights.V29:weights.V29">
            <calcext:condition calcext:apply-style-name="Good" calcext:value="=1" calcext:base-cell-address="weights.V29"/>
          </calcext:conditional-format>
          <calcext:conditional-format calcext:target-range-address="weights.X29:weights.X29">
            <calcext:condition calcext:apply-style-name="Good" calcext:value="=1" calcext:base-cell-address="weights.X29"/>
          </calcext:conditional-format>
          <calcext:conditional-format calcext:target-range-address="weights.X29:weights.X29">
            <calcext:condition calcext:apply-style-name="Good" calcext:value="=1" calcext:base-cell-address="weights.X29"/>
          </calcext:conditional-format>
          <calcext:conditional-format calcext:target-range-address="weights.AB29:weights.AB29">
            <calcext:condition calcext:apply-style-name="Good" calcext:value="=1" calcext:base-cell-address="weights.AB29"/>
          </calcext:conditional-format>
          <calcext:conditional-format calcext:target-range-address="weights.AB29:weights.AB29">
            <calcext:condition calcext:apply-style-name="Good" calcext:value="=1" calcext:base-cell-address="weights.AB29"/>
          </calcext:conditional-format>
          <calcext:conditional-format calcext:target-range-address="weights.AD29:weights.AD29">
            <calcext:condition calcext:apply-style-name="Good" calcext:value="=1" calcext:base-cell-address="weights.AD29"/>
          </calcext:conditional-format>
          <calcext:conditional-format calcext:target-range-address="weights.AD29:weights.AD29">
            <calcext:condition calcext:apply-style-name="Good" calcext:value="=1" calcext:base-cell-address="weights.AD29"/>
          </calcext:conditional-format>
          <calcext:conditional-format calcext:target-range-address="weights.AE29:weights.AE29">
            <calcext:condition calcext:apply-style-name="Good" calcext:value="=1" calcext:base-cell-address="weights.AE29"/>
          </calcext:conditional-format>
          <calcext:conditional-format calcext:target-range-address="weights.AE29:weights.AE29">
            <calcext:condition calcext:apply-style-name="Good" calcext:value="=1" calcext:base-cell-address="weights.AE29"/>
          </calcext:conditional-format>
          <calcext:conditional-format calcext:target-range-address="weights.AF29:weights.AF29">
            <calcext:condition calcext:apply-style-name="Good" calcext:value="=1" calcext:base-cell-address="weights.AF29"/>
          </calcext:conditional-format>
          <calcext:conditional-format calcext:target-range-address="weights.AF29:weights.AF29">
            <calcext:condition calcext:apply-style-name="Good" calcext:value="=1" calcext:base-cell-address="weights.AF29"/>
          </calcext:conditional-format>
          <calcext:conditional-format calcext:target-range-address="weights.AH29:weights.AH29">
            <calcext:condition calcext:apply-style-name="Good" calcext:value="=1" calcext:base-cell-address="weights.AH29"/>
          </calcext:conditional-format>
          <calcext:conditional-format calcext:target-range-address="weights.AH29:weights.AH29">
            <calcext:condition calcext:apply-style-name="Good" calcext:value="=1" calcext:base-cell-address="weights.AH29"/>
          </calcext:conditional-format>
          <calcext:conditional-format calcext:target-range-address="weights.AI29:weights.AI29">
            <calcext:condition calcext:apply-style-name="Good" calcext:value="=1" calcext:base-cell-address="weights.AI29"/>
          </calcext:conditional-format>
          <calcext:conditional-format calcext:target-range-address="weights.AI29:weights.AI29">
            <calcext:condition calcext:apply-style-name="Good" calcext:value="=1" calcext:base-cell-address="weights.AI29"/>
          </calcext:conditional-format>
          <calcext:conditional-format calcext:target-range-address="weights.AJ29:weights.AJ29">
            <calcext:condition calcext:apply-style-name="Good" calcext:value="=1" calcext:base-cell-address="weights.AJ29"/>
          </calcext:conditional-format>
          <calcext:conditional-format calcext:target-range-address="weights.AL29:weights.AL29">
            <calcext:condition calcext:apply-style-name="Good" calcext:value="=1" calcext:base-cell-address="weights.AL29"/>
          </calcext:conditional-format>
          <calcext:conditional-format calcext:target-range-address="weights.B33:weights.B33">
            <calcext:condition calcext:apply-style-name="Good" calcext:value="=1" calcext:base-cell-address="weights.B33"/>
          </calcext:conditional-format>
          <calcext:conditional-format calcext:target-range-address="weights.D33:weights.D33">
            <calcext:condition calcext:apply-style-name="Good" calcext:value="=1" calcext:base-cell-address="weights.D33"/>
          </calcext:conditional-format>
          <calcext:conditional-format calcext:target-range-address="weights.D33:weights.D33">
            <calcext:condition calcext:apply-style-name="Good" calcext:value="=1" calcext:base-cell-address="weights.D33"/>
          </calcext:conditional-format>
          <calcext:conditional-format calcext:target-range-address="weights.F33:weights.F33">
            <calcext:condition calcext:apply-style-name="Good" calcext:value="=1" calcext:base-cell-address="weights.F33"/>
          </calcext:conditional-format>
          <calcext:conditional-format calcext:target-range-address="weights.F33:weights.F33">
            <calcext:condition calcext:apply-style-name="Good" calcext:value="=1" calcext:base-cell-address="weights.F33"/>
          </calcext:conditional-format>
          <calcext:conditional-format calcext:target-range-address="weights.G33:weights.G33">
            <calcext:condition calcext:apply-style-name="Good" calcext:value="=1" calcext:base-cell-address="weights.G33"/>
          </calcext:conditional-format>
          <calcext:conditional-format calcext:target-range-address="weights.G33:weights.G33">
            <calcext:condition calcext:apply-style-name="Good" calcext:value="=1" calcext:base-cell-address="weights.G33"/>
          </calcext:conditional-format>
          <calcext:conditional-format calcext:target-range-address="weights.H33:weights.H33">
            <calcext:condition calcext:apply-style-name="Good" calcext:value="=1" calcext:base-cell-address="weights.H33"/>
          </calcext:conditional-format>
          <calcext:conditional-format calcext:target-range-address="weights.H33:weights.H33">
            <calcext:condition calcext:apply-style-name="Good" calcext:value="=1" calcext:base-cell-address="weights.H33"/>
          </calcext:conditional-format>
          <calcext:conditional-format calcext:target-range-address="weights.I33:weights.I33">
            <calcext:condition calcext:apply-style-name="Good" calcext:value="=1" calcext:base-cell-address="weights.I33"/>
          </calcext:conditional-format>
          <calcext:conditional-format calcext:target-range-address="weights.I33:weights.I33">
            <calcext:condition calcext:apply-style-name="Good" calcext:value="=1" calcext:base-cell-address="weights.I33"/>
          </calcext:conditional-format>
          <calcext:conditional-format calcext:target-range-address="weights.J33:weights.J33">
            <calcext:condition calcext:apply-style-name="Good" calcext:value="=1" calcext:base-cell-address="weights.J33"/>
          </calcext:conditional-format>
          <calcext:conditional-format calcext:target-range-address="weights.J33:weights.J33">
            <calcext:condition calcext:apply-style-name="Good" calcext:value="=1" calcext:base-cell-address="weights.J33"/>
          </calcext:conditional-format>
          <calcext:conditional-format calcext:target-range-address="weights.K33:weights.K33">
            <calcext:condition calcext:apply-style-name="Good" calcext:value="=1" calcext:base-cell-address="weights.K33"/>
          </calcext:conditional-format>
          <calcext:conditional-format calcext:target-range-address="weights.K33:weights.K33">
            <calcext:condition calcext:apply-style-name="Good" calcext:value="=1" calcext:base-cell-address="weights.K33"/>
          </calcext:conditional-format>
          <calcext:conditional-format calcext:target-range-address="weights.L33:weights.L33">
            <calcext:condition calcext:apply-style-name="Good" calcext:value="=1" calcext:base-cell-address="weights.L33"/>
          </calcext:conditional-format>
          <calcext:conditional-format calcext:target-range-address="weights.L33:weights.L33">
            <calcext:condition calcext:apply-style-name="Good" calcext:value="=1" calcext:base-cell-address="weights.L33"/>
          </calcext:conditional-format>
          <calcext:conditional-format calcext:target-range-address="weights.M33:weights.M33">
            <calcext:condition calcext:apply-style-name="Good" calcext:value="=1" calcext:base-cell-address="weights.M33"/>
          </calcext:conditional-format>
          <calcext:conditional-format calcext:target-range-address="weights.M33:weights.M33">
            <calcext:condition calcext:apply-style-name="Good" calcext:value="=1" calcext:base-cell-address="weights.M33"/>
          </calcext:conditional-format>
          <calcext:conditional-format calcext:target-range-address="weights.N33:weights.N33">
            <calcext:condition calcext:apply-style-name="Good" calcext:value="=1" calcext:base-cell-address="weights.N33"/>
          </calcext:conditional-format>
          <calcext:conditional-format calcext:target-range-address="weights.N33:weights.N33">
            <calcext:condition calcext:apply-style-name="Good" calcext:value="=1" calcext:base-cell-address="weights.N33"/>
          </calcext:conditional-format>
          <calcext:conditional-format calcext:target-range-address="weights.O33:weights.O33">
            <calcext:condition calcext:apply-style-name="Good" calcext:value="=1" calcext:base-cell-address="weights.O33"/>
          </calcext:conditional-format>
          <calcext:conditional-format calcext:target-range-address="weights.O33:weights.O33">
            <calcext:condition calcext:apply-style-name="Good" calcext:value="=1" calcext:base-cell-address="weights.O33"/>
          </calcext:conditional-format>
          <calcext:conditional-format calcext:target-range-address="weights.P33:weights.P33">
            <calcext:condition calcext:apply-style-name="Good" calcext:value="=1" calcext:base-cell-address="weights.P33"/>
          </calcext:conditional-format>
          <calcext:conditional-format calcext:target-range-address="weights.P33:weights.P33">
            <calcext:condition calcext:apply-style-name="Good" calcext:value="=1" calcext:base-cell-address="weights.P33"/>
          </calcext:conditional-format>
          <calcext:conditional-format calcext:target-range-address="weights.Q33:weights.Q33">
            <calcext:condition calcext:apply-style-name="Good" calcext:value="=1" calcext:base-cell-address="weights.Q33"/>
          </calcext:conditional-format>
          <calcext:conditional-format calcext:target-range-address="weights.Q33:weights.Q33">
            <calcext:condition calcext:apply-style-name="Good" calcext:value="=1" calcext:base-cell-address="weights.Q33"/>
          </calcext:conditional-format>
          <calcext:conditional-format calcext:target-range-address="weights.T33:weights.T33">
            <calcext:condition calcext:apply-style-name="Good" calcext:value="=1" calcext:base-cell-address="weights.T33"/>
          </calcext:conditional-format>
          <calcext:conditional-format calcext:target-range-address="weights.T33:weights.T33">
            <calcext:condition calcext:apply-style-name="Good" calcext:value="=1" calcext:base-cell-address="weights.T33"/>
          </calcext:conditional-format>
          <calcext:conditional-format calcext:target-range-address="weights.V33:weights.V33">
            <calcext:condition calcext:apply-style-name="Good" calcext:value="=1" calcext:base-cell-address="weights.V33"/>
          </calcext:conditional-format>
          <calcext:conditional-format calcext:target-range-address="weights.V33:weights.V33">
            <calcext:condition calcext:apply-style-name="Good" calcext:value="=1" calcext:base-cell-address="weights.V33"/>
          </calcext:conditional-format>
          <calcext:conditional-format calcext:target-range-address="weights.X33:weights.X33">
            <calcext:condition calcext:apply-style-name="Good" calcext:value="=1" calcext:base-cell-address="weights.X33"/>
          </calcext:conditional-format>
          <calcext:conditional-format calcext:target-range-address="weights.X33:weights.X33">
            <calcext:condition calcext:apply-style-name="Good" calcext:value="=1" calcext:base-cell-address="weights.X33"/>
          </calcext:conditional-format>
          <calcext:conditional-format calcext:target-range-address="weights.AB33:weights.AB33">
            <calcext:condition calcext:apply-style-name="Good" calcext:value="=1" calcext:base-cell-address="weights.AB33"/>
          </calcext:conditional-format>
          <calcext:conditional-format calcext:target-range-address="weights.AB33:weights.AB33">
            <calcext:condition calcext:apply-style-name="Good" calcext:value="=1" calcext:base-cell-address="weights.AB33"/>
          </calcext:conditional-format>
          <calcext:conditional-format calcext:target-range-address="weights.AD33:weights.AD33">
            <calcext:condition calcext:apply-style-name="Good" calcext:value="=1" calcext:base-cell-address="weights.AD33"/>
          </calcext:conditional-format>
          <calcext:conditional-format calcext:target-range-address="weights.AD33:weights.AD33">
            <calcext:condition calcext:apply-style-name="Good" calcext:value="=1" calcext:base-cell-address="weights.AD33"/>
          </calcext:conditional-format>
          <calcext:conditional-format calcext:target-range-address="weights.AE33:weights.AE33">
            <calcext:condition calcext:apply-style-name="Good" calcext:value="=1" calcext:base-cell-address="weights.AE33"/>
          </calcext:conditional-format>
          <calcext:conditional-format calcext:target-range-address="weights.AE33:weights.AE33">
            <calcext:condition calcext:apply-style-name="Good" calcext:value="=1" calcext:base-cell-address="weights.AE33"/>
          </calcext:conditional-format>
          <calcext:conditional-format calcext:target-range-address="weights.AF33:weights.AF33">
            <calcext:condition calcext:apply-style-name="Good" calcext:value="=1" calcext:base-cell-address="weights.AF33"/>
          </calcext:conditional-format>
          <calcext:conditional-format calcext:target-range-address="weights.AF33:weights.AF33">
            <calcext:condition calcext:apply-style-name="Good" calcext:value="=1" calcext:base-cell-address="weights.AF33"/>
          </calcext:conditional-format>
          <calcext:conditional-format calcext:target-range-address="weights.AH33:weights.AH33">
            <calcext:condition calcext:apply-style-name="Good" calcext:value="=1" calcext:base-cell-address="weights.AH33"/>
          </calcext:conditional-format>
          <calcext:conditional-format calcext:target-range-address="weights.AH33:weights.AH33">
            <calcext:condition calcext:apply-style-name="Good" calcext:value="=1" calcext:base-cell-address="weights.AH33"/>
          </calcext:conditional-format>
          <calcext:conditional-format calcext:target-range-address="weights.AI33:weights.AI33">
            <calcext:condition calcext:apply-style-name="Good" calcext:value="=1" calcext:base-cell-address="weights.AI33"/>
          </calcext:conditional-format>
          <calcext:conditional-format calcext:target-range-address="weights.AI33:weights.AI33">
            <calcext:condition calcext:apply-style-name="Good" calcext:value="=1" calcext:base-cell-address="weights.AI33"/>
          </calcext:conditional-format>
          <calcext:conditional-format calcext:target-range-address="weights.AJ33:weights.AJ33">
            <calcext:condition calcext:apply-style-name="Good" calcext:value="=1" calcext:base-cell-address="weights.AJ33"/>
          </calcext:conditional-format>
          <calcext:conditional-format calcext:target-range-address="weights.AL33:weights.AL33">
            <calcext:condition calcext:apply-style-name="Good" calcext:value="=1" calcext:base-cell-address="weights.AL33"/>
          </calcext:conditional-format>
          <calcext:conditional-format calcext:target-range-address="weights.B37:weights.B37">
            <calcext:condition calcext:apply-style-name="Good" calcext:value="=1" calcext:base-cell-address="weights.B37"/>
          </calcext:conditional-format>
          <calcext:conditional-format calcext:target-range-address="weights.D37:weights.D37">
            <calcext:condition calcext:apply-style-name="Good" calcext:value="=1" calcext:base-cell-address="weights.D37"/>
          </calcext:conditional-format>
          <calcext:conditional-format calcext:target-range-address="weights.D37:weights.D37">
            <calcext:condition calcext:apply-style-name="Good" calcext:value="=1" calcext:base-cell-address="weights.D37"/>
          </calcext:conditional-format>
          <calcext:conditional-format calcext:target-range-address="weights.F37:weights.F37">
            <calcext:condition calcext:apply-style-name="Good" calcext:value="=1" calcext:base-cell-address="weights.F37"/>
          </calcext:conditional-format>
          <calcext:conditional-format calcext:target-range-address="weights.F37:weights.F37">
            <calcext:condition calcext:apply-style-name="Good" calcext:value="=1" calcext:base-cell-address="weights.F37"/>
          </calcext:conditional-format>
          <calcext:conditional-format calcext:target-range-address="weights.G37:weights.G37">
            <calcext:condition calcext:apply-style-name="Good" calcext:value="=1" calcext:base-cell-address="weights.G37"/>
          </calcext:conditional-format>
          <calcext:conditional-format calcext:target-range-address="weights.G37:weights.G37">
            <calcext:condition calcext:apply-style-name="Good" calcext:value="=1" calcext:base-cell-address="weights.G37"/>
          </calcext:conditional-format>
          <calcext:conditional-format calcext:target-range-address="weights.H37:weights.H37">
            <calcext:condition calcext:apply-style-name="Good" calcext:value="=1" calcext:base-cell-address="weights.H37"/>
          </calcext:conditional-format>
          <calcext:conditional-format calcext:target-range-address="weights.H37:weights.H37">
            <calcext:condition calcext:apply-style-name="Good" calcext:value="=1" calcext:base-cell-address="weights.H37"/>
          </calcext:conditional-format>
          <calcext:conditional-format calcext:target-range-address="weights.I37:weights.I37">
            <calcext:condition calcext:apply-style-name="Good" calcext:value="=1" calcext:base-cell-address="weights.I37"/>
          </calcext:conditional-format>
          <calcext:conditional-format calcext:target-range-address="weights.I37:weights.I37">
            <calcext:condition calcext:apply-style-name="Good" calcext:value="=1" calcext:base-cell-address="weights.I37"/>
          </calcext:conditional-format>
          <calcext:conditional-format calcext:target-range-address="weights.J37:weights.J37">
            <calcext:condition calcext:apply-style-name="Good" calcext:value="=1" calcext:base-cell-address="weights.J37"/>
          </calcext:conditional-format>
          <calcext:conditional-format calcext:target-range-address="weights.J37:weights.J37">
            <calcext:condition calcext:apply-style-name="Good" calcext:value="=1" calcext:base-cell-address="weights.J37"/>
          </calcext:conditional-format>
          <calcext:conditional-format calcext:target-range-address="weights.K37:weights.K37">
            <calcext:condition calcext:apply-style-name="Good" calcext:value="=1" calcext:base-cell-address="weights.K37"/>
          </calcext:conditional-format>
          <calcext:conditional-format calcext:target-range-address="weights.K37:weights.K37">
            <calcext:condition calcext:apply-style-name="Good" calcext:value="=1" calcext:base-cell-address="weights.K37"/>
          </calcext:conditional-format>
          <calcext:conditional-format calcext:target-range-address="weights.L37:weights.L37">
            <calcext:condition calcext:apply-style-name="Good" calcext:value="=1" calcext:base-cell-address="weights.L37"/>
          </calcext:conditional-format>
          <calcext:conditional-format calcext:target-range-address="weights.L37:weights.L37">
            <calcext:condition calcext:apply-style-name="Good" calcext:value="=1" calcext:base-cell-address="weights.L37"/>
          </calcext:conditional-format>
          <calcext:conditional-format calcext:target-range-address="weights.M37:weights.M37">
            <calcext:condition calcext:apply-style-name="Good" calcext:value="=1" calcext:base-cell-address="weights.M37"/>
          </calcext:conditional-format>
          <calcext:conditional-format calcext:target-range-address="weights.M37:weights.M37">
            <calcext:condition calcext:apply-style-name="Good" calcext:value="=1" calcext:base-cell-address="weights.M37"/>
          </calcext:conditional-format>
          <calcext:conditional-format calcext:target-range-address="weights.N37:weights.N37">
            <calcext:condition calcext:apply-style-name="Good" calcext:value="=1" calcext:base-cell-address="weights.N37"/>
          </calcext:conditional-format>
          <calcext:conditional-format calcext:target-range-address="weights.N37:weights.N37">
            <calcext:condition calcext:apply-style-name="Good" calcext:value="=1" calcext:base-cell-address="weights.N37"/>
          </calcext:conditional-format>
          <calcext:conditional-format calcext:target-range-address="weights.O37:weights.O37">
            <calcext:condition calcext:apply-style-name="Good" calcext:value="=1" calcext:base-cell-address="weights.O37"/>
          </calcext:conditional-format>
          <calcext:conditional-format calcext:target-range-address="weights.O37:weights.O37">
            <calcext:condition calcext:apply-style-name="Good" calcext:value="=1" calcext:base-cell-address="weights.O37"/>
          </calcext:conditional-format>
          <calcext:conditional-format calcext:target-range-address="weights.P37:weights.P37">
            <calcext:condition calcext:apply-style-name="Good" calcext:value="=1" calcext:base-cell-address="weights.P37"/>
          </calcext:conditional-format>
          <calcext:conditional-format calcext:target-range-address="weights.P37:weights.P37">
            <calcext:condition calcext:apply-style-name="Good" calcext:value="=1" calcext:base-cell-address="weights.P37"/>
          </calcext:conditional-format>
          <calcext:conditional-format calcext:target-range-address="weights.Q37:weights.Q37">
            <calcext:condition calcext:apply-style-name="Good" calcext:value="=1" calcext:base-cell-address="weights.Q37"/>
          </calcext:conditional-format>
          <calcext:conditional-format calcext:target-range-address="weights.Q37:weights.Q37">
            <calcext:condition calcext:apply-style-name="Good" calcext:value="=1" calcext:base-cell-address="weights.Q37"/>
          </calcext:conditional-format>
          <calcext:conditional-format calcext:target-range-address="weights.T37:weights.T37">
            <calcext:condition calcext:apply-style-name="Good" calcext:value="=1" calcext:base-cell-address="weights.T37"/>
          </calcext:conditional-format>
          <calcext:conditional-format calcext:target-range-address="weights.T37:weights.T37">
            <calcext:condition calcext:apply-style-name="Good" calcext:value="=1" calcext:base-cell-address="weights.T37"/>
          </calcext:conditional-format>
          <calcext:conditional-format calcext:target-range-address="weights.V37:weights.V37">
            <calcext:condition calcext:apply-style-name="Good" calcext:value="=1" calcext:base-cell-address="weights.V37"/>
          </calcext:conditional-format>
          <calcext:conditional-format calcext:target-range-address="weights.V37:weights.V37">
            <calcext:condition calcext:apply-style-name="Good" calcext:value="=1" calcext:base-cell-address="weights.V37"/>
          </calcext:conditional-format>
          <calcext:conditional-format calcext:target-range-address="weights.X37:weights.X37">
            <calcext:condition calcext:apply-style-name="Good" calcext:value="=1" calcext:base-cell-address="weights.X37"/>
          </calcext:conditional-format>
          <calcext:conditional-format calcext:target-range-address="weights.X37:weights.X37">
            <calcext:condition calcext:apply-style-name="Good" calcext:value="=1" calcext:base-cell-address="weights.X37"/>
          </calcext:conditional-format>
          <calcext:conditional-format calcext:target-range-address="weights.AB37:weights.AB37">
            <calcext:condition calcext:apply-style-name="Good" calcext:value="=1" calcext:base-cell-address="weights.AB37"/>
          </calcext:conditional-format>
          <calcext:conditional-format calcext:target-range-address="weights.AB37:weights.AB37">
            <calcext:condition calcext:apply-style-name="Good" calcext:value="=1" calcext:base-cell-address="weights.AB37"/>
          </calcext:conditional-format>
          <calcext:conditional-format calcext:target-range-address="weights.AD37:weights.AD37">
            <calcext:condition calcext:apply-style-name="Good" calcext:value="=1" calcext:base-cell-address="weights.AD37"/>
          </calcext:conditional-format>
          <calcext:conditional-format calcext:target-range-address="weights.AD37:weights.AD37">
            <calcext:condition calcext:apply-style-name="Good" calcext:value="=1" calcext:base-cell-address="weights.AD37"/>
          </calcext:conditional-format>
          <calcext:conditional-format calcext:target-range-address="weights.AE37:weights.AE37">
            <calcext:condition calcext:apply-style-name="Good" calcext:value="=1" calcext:base-cell-address="weights.AE37"/>
          </calcext:conditional-format>
          <calcext:conditional-format calcext:target-range-address="weights.AE37:weights.AE37">
            <calcext:condition calcext:apply-style-name="Good" calcext:value="=1" calcext:base-cell-address="weights.AE37"/>
          </calcext:conditional-format>
          <calcext:conditional-format calcext:target-range-address="weights.AF37:weights.AF37">
            <calcext:condition calcext:apply-style-name="Good" calcext:value="=1" calcext:base-cell-address="weights.AF37"/>
          </calcext:conditional-format>
          <calcext:conditional-format calcext:target-range-address="weights.AF37:weights.AF37">
            <calcext:condition calcext:apply-style-name="Good" calcext:value="=1" calcext:base-cell-address="weights.AF37"/>
          </calcext:conditional-format>
          <calcext:conditional-format calcext:target-range-address="weights.AH37:weights.AH37">
            <calcext:condition calcext:apply-style-name="Good" calcext:value="=1" calcext:base-cell-address="weights.AH37"/>
          </calcext:conditional-format>
          <calcext:conditional-format calcext:target-range-address="weights.AH37:weights.AH37">
            <calcext:condition calcext:apply-style-name="Good" calcext:value="=1" calcext:base-cell-address="weights.AH37"/>
          </calcext:conditional-format>
          <calcext:conditional-format calcext:target-range-address="weights.AI37:weights.AI37">
            <calcext:condition calcext:apply-style-name="Good" calcext:value="=1" calcext:base-cell-address="weights.AI37"/>
          </calcext:conditional-format>
          <calcext:conditional-format calcext:target-range-address="weights.AI37:weights.AI37">
            <calcext:condition calcext:apply-style-name="Good" calcext:value="=1" calcext:base-cell-address="weights.AI37"/>
          </calcext:conditional-format>
          <calcext:conditional-format calcext:target-range-address="weights.AJ37:weights.AJ37">
            <calcext:condition calcext:apply-style-name="Good" calcext:value="=1" calcext:base-cell-address="weights.AJ37"/>
          </calcext:conditional-format>
          <calcext:conditional-format calcext:target-range-address="weights.AL37:weights.AL37">
            <calcext:condition calcext:apply-style-name="Good" calcext:value="=1" calcext:base-cell-address="weights.AL37"/>
          </calcext:conditional-format>
          <calcext:conditional-format calcext:target-range-address="weights.C2:weights.C38">
            <calcext:condition calcext:apply-style-name="Good" calcext:value="=1" calcext:base-cell-address="weights.C2"/>
          </calcext:conditional-format>
          <calcext:conditional-format calcext:target-range-address="weights.C39:weights.C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weights.E3:weights.E37">
            <calcext:condition calcext:apply-style-name="Good" calcext:value="=1" calcext:base-cell-address="weights.E3"/>
          </calcext:conditional-format>
          <calcext:conditional-format calcext:target-range-address="weights.E2:weights.E38">
            <calcext:condition calcext:apply-style-name="Good" calcext:value="=1" calcext:base-cell-address="weights.E2"/>
          </calcext:conditional-format>
          <calcext:conditional-format calcext:target-range-address="weights.R3:weights.R37">
            <calcext:condition calcext:apply-style-name="Good" calcext:value="=1" calcext:base-cell-address="weights.R3"/>
          </calcext:conditional-format>
          <calcext:conditional-format calcext:target-range-address="weights.R2:weights.R38">
            <calcext:condition calcext:apply-style-name="Good" calcext:value="=1" calcext:base-cell-address="weights.R2"/>
          </calcext:conditional-format>
          <calcext:conditional-format calcext:target-range-address="weights.S3:weights.S37">
            <calcext:condition calcext:apply-style-name="Good" calcext:value="=1" calcext:base-cell-address="weights.S3"/>
          </calcext:conditional-format>
          <calcext:conditional-format calcext:target-range-address="weights.S2:weights.S38">
            <calcext:condition calcext:apply-style-name="Good" calcext:value="=1" calcext:base-cell-address="weights.S2"/>
          </calcext:conditional-format>
          <calcext:conditional-format calcext:target-range-address="weights.U3:weights.U37">
            <calcext:condition calcext:apply-style-name="Good" calcext:value="=1" calcext:base-cell-address="weights.U3"/>
          </calcext:conditional-format>
          <calcext:conditional-format calcext:target-range-address="weights.U2:weights.U38">
            <calcext:condition calcext:apply-style-name="Good" calcext:value="=1" calcext:base-cell-address="weights.U2"/>
          </calcext:conditional-format>
          <calcext:conditional-format calcext:target-range-address="weights.W3:weights.W37">
            <calcext:condition calcext:apply-style-name="Good" calcext:value="=1" calcext:base-cell-address="weights.W3"/>
          </calcext:conditional-format>
          <calcext:conditional-format calcext:target-range-address="weights.W2:weights.W38">
            <calcext:condition calcext:apply-style-name="Good" calcext:value="=1" calcext:base-cell-address="weights.W2"/>
          </calcext:conditional-format>
          <calcext:conditional-format calcext:target-range-address="weights.Y3:weights.Y37">
            <calcext:condition calcext:apply-style-name="Good" calcext:value="=1" calcext:base-cell-address="weights.Y3"/>
          </calcext:conditional-format>
          <calcext:conditional-format calcext:target-range-address="weights.Y2:weights.Y38">
            <calcext:condition calcext:apply-style-name="Good" calcext:value="=1" calcext:base-cell-address="weights.Y2"/>
          </calcext:conditional-format>
          <calcext:conditional-format calcext:target-range-address="weights.Z3:weights.Z37">
            <calcext:condition calcext:apply-style-name="Good" calcext:value="=1" calcext:base-cell-address="weights.Z3"/>
          </calcext:conditional-format>
          <calcext:conditional-format calcext:target-range-address="weights.Z2:weights.Z38">
            <calcext:condition calcext:apply-style-name="Good" calcext:value="=1" calcext:base-cell-address="weights.Z2"/>
          </calcext:conditional-format>
          <calcext:conditional-format calcext:target-range-address="weights.AA3:weights.AA37">
            <calcext:condition calcext:apply-style-name="Good" calcext:value="=1" calcext:base-cell-address="weights.AA3"/>
          </calcext:conditional-format>
          <calcext:conditional-format calcext:target-range-address="weights.AA2:weights.AA38">
            <calcext:condition calcext:apply-style-name="Good" calcext:value="=1" calcext:base-cell-address="weights.AA2"/>
          </calcext:conditional-format>
          <calcext:conditional-format calcext:target-range-address="weights.AC3:weights.AC37">
            <calcext:condition calcext:apply-style-name="Good" calcext:value="=1" calcext:base-cell-address="weights.AC3"/>
          </calcext:conditional-format>
          <calcext:conditional-format calcext:target-range-address="weights.AC2:weights.AC38">
            <calcext:condition calcext:apply-style-name="Good" calcext:value="=1" calcext:base-cell-address="weights.AC2"/>
          </calcext:conditional-format>
          <calcext:conditional-format calcext:target-range-address="weights.AG3:weights.AG37">
            <calcext:condition calcext:apply-style-name="Good" calcext:value="=1" calcext:base-cell-address="weights.AG3"/>
          </calcext:conditional-format>
          <calcext:conditional-format calcext:target-range-address="weights.AG2:weights.AG38">
            <calcext:condition calcext:apply-style-name="Good" calcext:value="=1" calcext:base-cell-address="weights.AG2"/>
          </calcext:conditional-format>
          <calcext:conditional-format calcext:target-range-address="weights.AK3:weights.AK37">
            <calcext:condition calcext:apply-style-name="Good" calcext:value="=1" calcext:base-cell-address="weights.AK3"/>
          </calcext:conditional-format>
          <calcext:conditional-format calcext:target-range-address="weights.AK2:weights.AK38">
            <calcext:condition calcext:apply-style-name="Good" calcext:value="=1" calcext:base-cell-address="weights.AK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5">00.00.0000</text:date>, <text:time style:data-style-name="N2" text:time-value="11:15:49.1406347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5T11:16:25.507312536</dc:date>
    <meta:editing-duration>PT38M32S</meta:editing-duration>
    <meta:editing-cycles>7</meta:editing-cycles>
    <meta:generator>LibreOffice/6.0.7.3$Linux_X86_64 LibreOffice_project/00m0$Build-3</meta:generator>
    <meta:document-statistic meta:table-count="1" meta:cell-count="1517" meta:object-count="0"/>
  </office:meta>
</office:document-meta>
</file>